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erif"/>
    <style:font-face style:name="Courier New" svg:font-family="'Courier New'"/>
    <style:font-face style:name="Helvetica1" svg:font-family="Helvetica"/>
    <style:font-face style:name="Palatino Linotype" svg:font-family="'Palatino Linotype'"/>
    <style:font-face style:name="Symbol" svg:font-family="Symbol"/>
    <style:font-face style:name="Wingdings" svg:font-family="Wingdings"/>
    <style:font-face style:name="Helvetica" svg:font-family="Helvetica" style:font-family-generic="roman"/>
    <style:font-face style:name="Times-Roman" svg:font-family="Times-Roman" style:font-family-generic="roman"/>
    <style:font-face style:name="Lucida Grande" svg:font-family="'Lucida Grande'"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159cm" table:align="center"/>
    </style:style>
    <style:style style:name="Table1.A" style:family="table-column">
      <style:table-column-properties style:column-width="1.87cm"/>
    </style:style>
    <style:style style:name="Table1.B" style:family="table-column">
      <style:table-column-properties style:column-width="1.981cm"/>
    </style:style>
    <style:style style:name="Table1.C" style:family="table-column">
      <style:table-column-properties style:column-width="5.484cm"/>
    </style:style>
    <style:style style:name="Table1.D" style:family="table-column">
      <style:table-column-properties style:column-width="1.492cm"/>
    </style:style>
    <style:style style:name="Table1.E" style:family="table-column">
      <style:table-column-properties style:column-width="1.655cm"/>
    </style:style>
    <style:style style:name="Table1.F" style:family="table-column">
      <style:table-column-properties style:column-width="1.677cm"/>
    </style:style>
    <style:style style:name="Table1.A1" style:family="table-cell">
      <style:table-cell-properties style:vertical-align="middle" fo:padding="0.049cm" fo:border="1pt solid #000000"/>
    </style:style>
    <style:style style:name="Table1.B1" style:family="table-cell">
      <style:table-cell-properties style:vertical-align="middle" fo:padding-left="0cm" fo:padding-right="0.049cm" fo:padding-top="0.049cm" fo:padding-bottom="0cm" fo:border-left="none" fo:border-right="1pt solid #000000" fo:border-top="1pt solid #000000" fo:border-bottom="none"/>
    </style:style>
    <style:style style:name="Table1.C1" style:family="table-cell">
      <style:table-cell-properties style:vertical-align="middle" fo:padding-left="0cm" fo:padding-right="0cm" fo:padding-top="0.049cm" fo:padding-bottom="0cm" fo:border-left="none" fo:border-right="none" fo:border-top="1pt solid #000000" fo:border-bottom="none"/>
    </style:style>
    <style:style style:name="Table1.B2" style:family="table-cell">
      <style:table-cell-properties style:vertical-align="middle" fo:padding-left="0cm" fo:padding-right="0.049cm" fo:padding-top="0cm" fo:padding-bottom="0cm" fo:border-left="none" fo:border-right="1pt solid #000000" fo:border-top="none" fo:border-bottom="none"/>
    </style:style>
    <style:style style:name="Table1.C2" style:family="table-cell">
      <style:table-cell-properties style:vertical-align="middle" fo:padding="0cm" fo:border="none"/>
    </style:style>
    <style:style style:name="Table1.B4" style:family="table-cell">
      <style:table-cell-properties style:vertical-align="middle" fo:padding-left="0cm" fo:padding-right="0.049cm" fo:padding-top="0cm" fo:padding-bottom="0.049cm" fo:border-left="none" fo:border-right="1pt solid #000000" fo:border-top="none" fo:border-bottom="1pt dashed #000000"/>
    </style:style>
    <style:style style:name="Table1.C4" style:family="table-cell">
      <style:table-cell-properties style:vertical-align="middle" fo:padding-left="0cm" fo:padding-right="0cm" fo:padding-top="0cm" fo:padding-bottom="0.049cm" fo:border-left="none" fo:border-right="none" fo:border-top="none" fo:border-bottom="1pt dashed #000000"/>
    </style:style>
    <style:style style:name="Table1.B5" style:family="table-cell">
      <style:table-cell-properties style:vertical-align="middle" fo:padding-left="0cm" fo:padding-right="0.049cm" fo:padding-top="0cm" fo:padding-bottom="0.049cm" fo:border-left="none" fo:border-right="1pt solid #000000" fo:border-top="none" fo:border-bottom="1pt solid #000000"/>
    </style:style>
    <style:style style:name="Table1.C5" style:family="table-cell">
      <style:table-cell-properties style:vertical-align="middle" fo:padding-left="0cm" fo:padding-right="0cm" fo:padding-top="0cm" fo:padding-bottom="0.049cm" fo:border-left="none" fo:border-right="none" fo:border-top="none" fo:border-bottom="1pt solid #000000"/>
    </style:style>
    <style:style style:name="Table1.A6"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2" style:family="table">
      <style:table-properties style:width="10.167cm" table:align="center"/>
    </style:style>
    <style:style style:name="Table2.A" style:family="table-column">
      <style:table-column-properties style:column-width="1.87cm"/>
    </style:style>
    <style:style style:name="Table2.B" style:family="table-column">
      <style:table-column-properties style:column-width="1.981cm"/>
    </style:style>
    <style:style style:name="Table2.C" style:family="table-column">
      <style:table-column-properties style:column-width="1.492cm"/>
    </style:style>
    <style:style style:name="Table2.E" style:family="table-column">
      <style:table-column-properties style:column-width="1.655cm"/>
    </style:style>
    <style:style style:name="Table2.F" style:family="table-column">
      <style:table-column-properties style:column-width="1.677cm"/>
    </style:style>
    <style:style style:name="Table2.A1" style:family="table-cell">
      <style:table-cell-properties style:vertical-align="middle" fo:padding="0.049cm" fo:border="1pt solid #000000"/>
    </style:style>
    <style:style style:name="Table2.B1" style:family="table-cell">
      <style:table-cell-properties style:vertical-align="middle" fo:padding-left="0cm" fo:padding-right="0.049cm" fo:padding-top="0.049cm" fo:padding-bottom="0cm" fo:border-left="none" fo:border-right="1pt solid #000000" fo:border-top="1pt solid #000000" fo:border-bottom="none"/>
    </style:style>
    <style:style style:name="Table2.C1" style:family="table-cell">
      <style:table-cell-properties style:vertical-align="middle" fo:padding-left="0cm" fo:padding-right="0cm" fo:padding-top="0.049cm" fo:padding-bottom="0cm" fo:border-left="none" fo:border-right="none" fo:border-top="1pt solid #000000" fo:border-bottom="none"/>
    </style:style>
    <style:style style:name="Table2.B2" style:family="table-cell">
      <style:table-cell-properties style:vertical-align="middle" fo:padding-left="0cm" fo:padding-right="0.049cm" fo:padding-top="0cm" fo:padding-bottom="0cm" fo:border-left="none" fo:border-right="1pt solid #000000" fo:border-top="none" fo:border-bottom="none"/>
    </style:style>
    <style:style style:name="Table2.C2" style:family="table-cell">
      <style:table-cell-properties style:vertical-align="middle" fo:padding="0cm" fo:border="none"/>
    </style:style>
    <style:style style:name="Table2.B4" style:family="table-cell">
      <style:table-cell-properties style:vertical-align="middle" fo:padding-left="0cm" fo:padding-right="0.049cm" fo:padding-top="0cm" fo:padding-bottom="0.049cm" fo:border-left="none" fo:border-right="1pt solid #000000" fo:border-top="none" fo:border-bottom="1pt dashed #000000"/>
    </style:style>
    <style:style style:name="Table2.C4" style:family="table-cell">
      <style:table-cell-properties style:vertical-align="middle" fo:padding-left="0cm" fo:padding-right="0cm" fo:padding-top="0cm" fo:padding-bottom="0.049cm" fo:border-left="none" fo:border-right="none" fo:border-top="none" fo:border-bottom="1pt dashed #000000"/>
    </style:style>
    <style:style style:name="Table2.B5" style:family="table-cell">
      <style:table-cell-properties style:vertical-align="middle" fo:padding-left="0cm" fo:padding-right="0.049cm" fo:padding-top="0cm" fo:padding-bottom="0.049cm" fo:border-left="none" fo:border-right="1pt solid #000000" fo:border-top="none" fo:border-bottom="1pt solid #000000"/>
    </style:style>
    <style:style style:name="Table2.C5" style:family="table-cell">
      <style:table-cell-properties style:vertical-align="middle" fo:padding-left="0cm" fo:padding-right="0cm" fo:padding-top="0cm" fo:padding-bottom="0.049cm" fo:border-left="none" fo:border-right="none" fo:border-top="none" fo:border-bottom="1pt solid #000000"/>
    </style:style>
    <style:style style:name="Table2.A6"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P1" style:family="paragraph" style:parent-style-name="Standard">
      <style:paragraph-properties fo:margin-left="0.635cm" fo:margin-right="0cm" fo:line-height="120%" fo:text-indent="0cm" style:auto-text-indent="false"/>
      <style:text-properties fo:color="#ff6600" style:font-name="Liberation Serif" fo:font-size="9pt" officeooo:paragraph-rsid="00009798" style:font-size-asian="9pt" style:font-size-complex="9pt"/>
    </style:style>
    <style:style style:name="P2" style:family="paragraph" style:parent-style-name="Text_20_body">
      <style:paragraph-properties fo:margin-left="0.635cm" fo:margin-right="0cm" fo:text-indent="0cm" style:auto-text-indent="false"/>
    </style:style>
    <style:style style:name="P3" style:family="paragraph" style:parent-style-name="Text_20_body">
      <style:paragraph-properties fo:margin-left="0.635cm" fo:margin-right="0cm" fo:line-height="120%" fo:text-indent="0cm" style:auto-text-indent="false"/>
      <style:text-properties fo:color="#000000" fo:font-size="9pt"/>
    </style:style>
    <style:style style:name="P4" style:family="paragraph" style:parent-style-name="Text_20_body">
      <style:paragraph-properties fo:margin-left="0.635cm" fo:margin-right="0cm" fo:line-height="120%" fo:text-indent="0cm" style:auto-text-indent="false"/>
    </style:style>
    <style:style style:name="P5" style:family="paragraph" style:parent-style-name="Text_20_body">
      <style:paragraph-properties fo:margin-left="0.635cm" fo:margin-right="0cm" fo:text-indent="0cm" style:auto-text-indent="false"/>
      <style:text-properties fo:language="fr" fo:country="FR" fo:font-style="italic" fo:font-weight="bold"/>
    </style:style>
    <style:style style:name="P6" style:family="paragraph" style:parent-style-name="Text_20_body">
      <style:paragraph-properties fo:margin-left="0.635cm" fo:margin-right="0cm" fo:line-height="120%" fo:text-indent="0cm" style:auto-text-indent="false"/>
      <style:text-properties fo:color="#ff6600" fo:font-size="9pt"/>
    </style:style>
    <style:style style:name="P7" style:family="paragraph" style:parent-style-name="Text_20_body">
      <style:paragraph-properties fo:margin-left="0.635cm" fo:margin-right="0cm" fo:line-height="120%" fo:text-indent="0cm" style:auto-text-indent="false"/>
      <style:text-properties fo:color="#ff6600" fo:font-size="9pt" officeooo:paragraph-rsid="00009798"/>
    </style:style>
    <style:style style:name="P8" style:family="paragraph" style:parent-style-name="Text_20_body">
      <style:paragraph-properties fo:margin-left="0.635cm" fo:margin-right="0cm" fo:line-height="120%" fo:text-indent="0cm" style:auto-text-indent="false"/>
      <style:text-properties fo:color="#ff6600" style:font-name="Liberation Serif" fo:font-size="9pt" style:font-size-asian="9pt" style:font-size-complex="9pt"/>
    </style:style>
    <style:style style:name="P9" style:family="paragraph" style:parent-style-name="Text_20_body">
      <style:paragraph-properties fo:margin-left="0.635cm" fo:margin-right="0cm" fo:line-height="120%" fo:text-indent="0cm" style:auto-text-indent="false"/>
      <style:text-properties fo:color="#3333ff" fo:font-size="10pt" officeooo:paragraph-rsid="00009798" style:font-size-asian="10pt" style:font-size-complex="10pt"/>
    </style:style>
    <style:style style:name="P10" style:family="paragraph" style:parent-style-name="Standard" style:master-page-name="">
      <style:paragraph-properties fo:margin-left="0.6cm" fo:margin-right="0cm" fo:line-height="120%" fo:text-indent="0cm" style:auto-text-indent="false" style:page-number="auto"/>
      <style:text-properties fo:color="#ff6600" style:font-name="Liberation Serif" fo:font-size="9pt" officeooo:paragraph-rsid="00009798" style:font-size-asian="9pt" style:font-size-complex="9pt"/>
    </style:style>
    <style:style style:name="P11" style:family="paragraph" style:parent-style-name="Heading_20_1">
      <style:text-properties fo:padding-left="0cm" fo:padding-right="0cm" fo:padding-top="0cm" fo:padding-bottom="0.049cm" fo:border-left="none" fo:border-right="none" fo:border-top="none" fo:border-bottom="0.99pt solid #595959"/>
    </style:style>
    <style:style style:name="P12" style:family="paragraph" style:parent-style-name="Heading_20_2">
      <style:paragraph-properties fo:margin-left="0cm" fo:margin-right="0cm" fo:text-indent="0cm" style:auto-text-indent="false"/>
    </style:style>
    <style:style style:name="P13" style:family="paragraph" style:parent-style-name="Table_20_Contents">
      <style:paragraph-properties fo:margin-top="0cm" fo:margin-bottom="0.499cm" style:contextual-spacing="false"/>
    </style:style>
    <style:style style:name="P14" style:family="paragraph" style:parent-style-name="Table_20_Contents">
      <style:paragraph-properties fo:margin-top="0cm" fo:margin-bottom="0.499cm" style:contextual-spacing="false"/>
      <style:text-properties fo:font-size="10pt" fo:language="fr" fo:country="FR"/>
    </style:style>
    <style:style style:name="P15" style:family="paragraph" style:parent-style-name="Table_20_Contents">
      <style:paragraph-properties fo:margin-top="0cm" fo:margin-bottom="0.499cm" style:contextual-spacing="false"/>
      <style:text-properties fo:font-size="10pt" fo:language="fr" fo:country="FR" fo:font-style="italic"/>
    </style:style>
    <style:style style:name="P16" style:family="paragraph" style:parent-style-name="Table_20_Contents">
      <style:paragraph-properties fo:margin-top="0cm" fo:margin-bottom="0.499cm" style:contextual-spacing="false" fo:text-align="center" style:justify-single-word="false"/>
      <style:text-properties fo:font-size="10pt" fo:language="fr" fo:country="FR" fo:font-style="italic"/>
    </style:style>
    <style:style style:name="P17" style:family="paragraph" style:parent-style-name="Table_20_Contents">
      <style:paragraph-properties fo:margin-top="0cm" fo:margin-bottom="0.499cm" style:contextual-spacing="false" fo:text-align="center" style:justify-single-word="false"/>
      <style:text-properties fo:font-size="10pt" fo:language="fr" fo:country="FR"/>
    </style:style>
    <style:style style:name="P18" style:family="paragraph" style:parent-style-name="Table_20_Contents">
      <style:paragraph-properties fo:margin-top="0cm" fo:margin-bottom="0.499cm" style:contextual-spacing="false" fo:text-align="center" style:justify-single-word="false"/>
    </style:style>
    <style:style style:name="P19" style:family="paragraph" style:parent-style-name="Text_20_body">
      <style:paragraph-properties fo:line-height="107%"/>
      <style:text-properties fo:font-variant="small-caps" fo:color="#000000" style:font-name="Calibri Light" fo:font-size="15pt" fo:language="en" fo:country="US" fo:font-weight="bold"/>
    </style:style>
    <style:style style:name="P20" style:family="paragraph" style:parent-style-name="Text_20_body">
      <style:text-properties fo:language="fr" fo:country="FR"/>
    </style:style>
    <style:style style:name="P21" style:family="paragraph" style:parent-style-name="Text_20_body">
      <style:text-properties fo:language="fr" fo:country="FR" fo:font-style="italic"/>
    </style:style>
    <style:style style:name="P22" style:family="paragraph" style:parent-style-name="Text_20_body">
      <style:text-properties fo:language="fr" fo:country="FR" style:text-underline-style="solid" style:text-underline-width="auto" style:text-underline-color="font-color"/>
    </style:style>
    <style:style style:name="P23" style:family="paragraph" style:parent-style-name="Text_20_body">
      <style:text-properties fo:language="fr" fo:country="FR" style:text-underline-style="solid" style:text-underline-width="auto" style:text-underline-color="font-color" fo:font-weight="bold"/>
    </style:style>
    <style:style style:name="P24" style:family="paragraph" style:parent-style-name="Text_20_body">
      <style:paragraph-properties fo:line-height="120%"/>
      <style:text-properties style:font-name="Calibri" fo:font-size="11pt" fo:language="fr" fo:country="FR"/>
    </style:style>
    <style:style style:name="P25" style:family="paragraph" style:parent-style-name="Text_20_body">
      <style:text-properties fo:font-size="10pt" fo:language="fr" fo:country="FR"/>
    </style:style>
    <style:style style:name="P26" style:family="paragraph" style:parent-style-name="Text_20_body">
      <style:paragraph-properties fo:text-align="start" style:justify-single-word="false"/>
      <style:text-properties fo:font-size="10pt" fo:language="fr" fo:country="FR" fo:font-style="italic"/>
    </style:style>
    <style:style style:name="P27" style:family="paragraph" style:parent-style-name="Text_20_body">
      <style:paragraph-properties fo:line-height="107%"/>
      <style:text-properties fo:font-size="10pt" fo:language="en" fo:country="US" fo:font-style="italic"/>
    </style:style>
    <style:style style:name="P28" style:family="paragraph" style:parent-style-name="Text_20_body">
      <style:text-properties style:text-line-through-style="none" style:text-underline-style="none" style:text-blinking="false"/>
    </style:style>
    <style:style style:name="P29" style:family="paragraph" style:parent-style-name="Text_20_body">
      <style:paragraph-properties fo:line-height="107%"/>
      <style:text-properties fo:font-size="9pt" fo:language="en" fo:country="US"/>
    </style:style>
    <style:style style:name="P30" style:family="paragraph" style:parent-style-name="Text_20_body">
      <style:paragraph-properties fo:text-align="start" style:justify-single-word="false"/>
      <style:text-properties fo:font-size="9pt" fo:language="fr" fo:country="FR"/>
    </style:style>
    <style:style style:name="P31" style:family="paragraph" style:parent-style-name="Text_20_body">
      <style:paragraph-properties fo:line-height="107%"/>
      <style:text-properties fo:font-size="9pt" fo:language="fr" fo:country="FR"/>
    </style:style>
    <style:style style:name="P32" style:family="paragraph" style:parent-style-name="Text_20_body">
      <style:paragraph-properties fo:line-height="107%"/>
    </style:style>
    <style:style style:name="P33" style:family="paragraph" style:parent-style-name="Text_20_body">
      <style:paragraph-properties fo:text-align="start" style:justify-single-word="false"/>
    </style:style>
    <style:style style:name="P34" style:family="paragraph" style:parent-style-name="Text_20_body">
      <style:paragraph-properties fo:line-height="107%"/>
      <style:text-properties fo:color="#000000"/>
    </style:style>
    <style:style style:name="P35" style:family="paragraph" style:parent-style-name="Text_20_body">
      <style:text-properties fo:color="#000000" fo:language="fr" fo:country="FR" fo:font-style="italic" fo:background-color="#00ffff"/>
    </style:style>
    <style:style style:name="P36" style:family="paragraph" style:parent-style-name="Text_20_body">
      <style:text-properties fo:color="#000000" fo:background-color="#00ffff"/>
    </style:style>
    <style:style style:name="P37" style:family="paragraph" style:parent-style-name="Text_20_body">
      <style:text-properties fo:color="#ff0000"/>
    </style:style>
    <style:style style:name="P38" style:family="paragraph" style:parent-style-name="Text_20_body">
      <style:text-properties fo:color="#ff0000" fo:language="fr" fo:country="FR" fo:font-style="italic"/>
    </style:style>
    <style:style style:name="P39" style:family="paragraph" style:parent-style-name="Text_20_body">
      <style:paragraph-properties fo:line-height="107%"/>
      <style:text-properties fo:color="#0070c0" fo:font-size="10pt" fo:language="fr" fo:country="FR"/>
    </style:style>
    <style:style style:name="P40" style:family="paragraph" style:parent-style-name="Text_20_body">
      <style:paragraph-properties fo:line-height="107%"/>
      <style:text-properties fo:color="#0070c0"/>
    </style:style>
    <style:style style:name="P41" style:family="paragraph" style:parent-style-name="Text_20_body">
      <style:paragraph-properties fo:line-height="107%"/>
      <style:text-properties fo:color="#0070c0" fo:font-size="14pt" fo:language="fr" fo:country="FR" fo:font-weight="bold"/>
    </style:style>
    <style:style style:name="P42" style:family="paragraph" style:parent-style-name="Text_20_body">
      <style:paragraph-properties fo:line-height="107%"/>
      <style:text-properties fo:color="#ff6600" fo:font-size="10pt" fo:language="fr" fo:country="FR"/>
    </style:style>
    <style:style style:name="P43" style:family="paragraph" style:parent-style-name="Text_20_body">
      <style:paragraph-properties fo:line-height="107%"/>
      <style:text-properties fo:font-size="8pt" fo:language="fr" fo:country="FR"/>
    </style:style>
    <style:style style:name="P44" style:family="paragraph" style:parent-style-name="Text_20_body">
      <style:text-properties fo:background-color="#ffff00"/>
    </style:style>
    <style:style style:name="P45" style:family="paragraph" style:parent-style-name="Text_20_body">
      <style:paragraph-properties fo:margin-left="0cm" fo:margin-right="0cm" fo:text-indent="-0.635cm" style:auto-text-indent="false"/>
    </style:style>
    <style:style style:name="P46" style:family="paragraph" style:parent-style-name="Text_20_body">
      <style:paragraph-properties fo:margin-left="0cm" fo:margin-right="0cm" fo:text-align="start" style:justify-single-word="false" fo:text-indent="-0.635cm" style:auto-text-indent="false"/>
    </style:style>
    <style:style style:name="P47" style:family="paragraph" style:parent-style-name="Text_20_body">
      <style:paragraph-properties fo:margin-left="0cm" fo:margin-right="0cm" fo:text-indent="-0.635cm" style:auto-text-indent="false"/>
      <style:text-properties officeooo:paragraph-rsid="00009798"/>
    </style:style>
    <style:style style:name="P48" style:family="paragraph" style:parent-style-name="Text_20_body">
      <style:paragraph-properties fo:margin-left="0cm" fo:margin-right="0cm" fo:text-indent="-0.635cm" style:auto-text-indent="false"/>
      <style:text-properties fo:color="#ff6600" officeooo:paragraph-rsid="00009798"/>
    </style:style>
    <style:style style:name="P49" style:family="paragraph" style:parent-style-name="Text_20_body">
      <style:paragraph-properties fo:margin-left="0.501cm" fo:margin-right="0cm" fo:text-indent="-0.501cm" style:auto-text-indent="false"/>
    </style:style>
    <style:style style:name="P50" style:family="paragraph" style:parent-style-name="Text_20_body">
      <style:paragraph-properties fo:margin-left="0.501cm" fo:margin-right="0cm" fo:text-indent="0cm" style:auto-text-indent="false"/>
    </style:style>
    <style:style style:name="P51" style:family="paragraph" style:parent-style-name="Text_20_body">
      <style:paragraph-properties fo:margin-left="0.501cm" fo:margin-right="0cm" fo:text-indent="0cm" style:auto-text-indent="false"/>
      <style:text-properties fo:language="fr" fo:country="FR"/>
    </style:style>
    <style:style style:name="P52" style:family="paragraph" style:parent-style-name="Text_20_body">
      <style:paragraph-properties fo:margin-left="2.54cm" fo:margin-right="0cm" fo:text-indent="-0.635cm" style:auto-text-indent="false"/>
    </style:style>
    <style:style style:name="P53" style:family="paragraph" style:parent-style-name="Text_20_body">
      <style:paragraph-properties fo:margin-left="2.54cm" fo:margin-right="0cm" fo:text-indent="-0.635cm" style:auto-text-indent="false"/>
      <style:text-properties officeooo:paragraph-rsid="00009798"/>
    </style:style>
    <style:style style:name="P54" style:family="paragraph" style:parent-style-name="Text_20_body">
      <style:paragraph-properties fo:break-before="page"/>
      <style:text-properties fo:background-color="#ffff00"/>
    </style:style>
    <style:style style:name="P55" style:family="paragraph" style:parent-style-name="Text_20_body">
      <style:paragraph-properties fo:line-height="107%" fo:text-align="center" style:justify-single-word="false" fo:padding="0cm" fo:border="none"/>
      <style:text-properties fo:font-size="16pt" fo:language="fr" fo:country="FR" fo:padding-left="0cm" fo:padding-right="0cm" fo:padding-top="0cm" fo:padding-bottom="0.049cm" fo:border-left="none" fo:border-right="none" fo:border-top="none" fo:border-bottom="0.99pt solid #000000"/>
    </style:style>
    <style:style style:name="P56" style:family="paragraph" style:parent-style-name="Standard">
      <style:paragraph-properties fo:margin-left="0.635cm" fo:margin-right="0cm" fo:line-height="120%" fo:text-indent="0cm" style:auto-text-indent="false"/>
      <style:text-properties fo:color="#ff6600" style:font-name="Liberation Serif" fo:font-size="9pt" fo:font-weight="normal" officeooo:paragraph-rsid="00009798" style:font-size-asian="9pt" style:font-weight-asian="normal" style:font-size-complex="9pt"/>
    </style:style>
    <style:style style:name="P57" style:family="paragraph" style:parent-style-name="Standard">
      <style:paragraph-properties fo:margin-left="0.635cm" fo:margin-right="0cm" fo:line-height="120%" fo:text-indent="0cm" style:auto-text-indent="false"/>
      <style:text-properties fo:color="#000000" style:font-name="Helvetica" fo:font-size="14pt" officeooo:paragraph-rsid="00009798" style:font-size-asian="14pt" style:font-size-complex="9pt"/>
    </style:style>
    <style:style style:name="P58" style:family="paragraph" style:parent-style-name="Standard">
      <style:paragraph-properties fo:margin-left="0.635cm" fo:margin-right="0cm" fo:line-height="120%" fo:text-indent="0cm" style:auto-text-indent="false"/>
      <style:text-properties fo:color="#0000ff" style:font-name="Helvetica" fo:font-size="14pt" officeooo:paragraph-rsid="00009798" style:font-size-asian="14pt" style:font-size-complex="9pt"/>
    </style:style>
    <style:style style:name="P59" style:family="paragraph" style:parent-style-name="Standard">
      <style:paragraph-properties fo:margin-left="0.6cm" fo:margin-right="0cm" fo:line-height="120%" fo:text-indent="0cm" style:auto-text-indent="false"/>
      <style:text-properties fo:color="#ff6600" style:font-name="Liberation Serif" fo:font-size="9pt" fo:font-weight="normal" officeooo:paragraph-rsid="00009798" style:font-size-asian="9pt" style:font-weight-asian="normal" style:font-size-complex="9pt"/>
    </style:style>
    <style:style style:name="P60" style:family="paragraph" style:parent-style-name="Standard">
      <style:text-properties fo:color="#ff6600" style:font-name="Liberation Serif" fo:font-size="11pt" fo:language="fr" fo:country="FR" officeooo:paragraph-rsid="00009798" style:font-size-asian="11pt" style:font-size-complex="11pt"/>
    </style:style>
    <style:style style:name="P61" style:family="paragraph" style:parent-style-name="Standard">
      <style:text-properties fo:color="#ff6600" style:font-name="Liberation Serif" fo:font-size="11pt" fo:language="fr" fo:country="FR" officeooo:rsid="0000e03d" officeooo:paragraph-rsid="0000e03d" style:font-size-asian="11pt" style:font-size-complex="11pt"/>
    </style:style>
    <style:style style:name="P6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6600" style:font-name="Liberation Serif" fo:font-size="11pt" fo:language="fr" fo:country="FR" officeooo:paragraph-rsid="0000e03d" style:font-size-asian="11pt" style:font-size-complex="11pt"/>
    </style:style>
    <style:style style:name="P63" style:family="paragraph" style:parent-style-name="Standard">
      <style:text-properties fo:color="#ff6600" style:font-name="Liberation Serif" fo:font-size="11pt" fo:language="fr" fo:country="FR" fo:font-weight="bold" officeooo:rsid="0000e03d" officeooo:paragraph-rsid="0000e03d" style:font-size-asian="11pt" style:font-weight-asian="bold" style:font-size-complex="11pt" style:font-weight-complex="bold"/>
    </style:style>
    <style:style style:name="P64" style:family="paragraph" style:parent-style-name="Standard">
      <style:text-properties fo:color="#ff6600" style:font-name="Liberation Serif" fo:font-size="11pt" fo:language="fr" fo:country="FR" fo:font-weight="normal" officeooo:rsid="0000e03d" officeooo:paragraph-rsid="0000e03d" style:font-size-asian="11pt" style:font-weight-asian="normal" style:font-size-complex="11pt" style:font-weight-complex="normal"/>
    </style:style>
    <style:style style:name="P6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ff6600" style:font-name="Liberation Serif" fo:font-size="11pt" style:font-size-asian="11pt" style:font-size-complex="11pt"/>
    </style:style>
    <style:style style:name="P66" style:family="paragraph" style:parent-style-name="Text_20_body">
      <style:text-properties fo:color="#ff6600" fo:language="fr" fo:country="FR" officeooo:paragraph-rsid="00009798"/>
    </style:style>
    <style:style style:name="P67" style:family="paragraph" style:parent-style-name="Text_20_body">
      <style:text-properties fo:color="#ff6600" style:font-name="Liberation Serif" fo:font-size="11pt" fo:language="fr" fo:country="FR" officeooo:paragraph-rsid="00009798" style:font-size-asian="11pt" style:font-size-complex="11pt"/>
    </style:style>
    <style:style style:name="P68" style:family="paragraph" style:parent-style-name="Text_20_body">
      <style:text-properties fo:color="#000000" fo:language="en" fo:country="US" officeooo:paragraph-rsid="0000e03d" fo:background-color="#00ffff"/>
    </style:style>
    <style:style style:name="T1" style:family="text">
      <style:text-properties style:text-position="33% 80%"/>
    </style:style>
    <style:style style:name="T2" style:family="text">
      <style:text-properties style:text-position="33% 80%" fo:language="fr" fo:country="FR"/>
    </style:style>
    <style:style style:name="T3" style:family="text">
      <style:text-properties fo:font-variant="normal" fo:text-transform="none"/>
    </style:style>
    <style:style style:name="T4" style:family="text">
      <style:text-properties fo:font-variant="normal" fo:text-transform="none" fo:language="fr" fo:country="FR"/>
    </style:style>
    <style:style style:name="T5" style:family="text">
      <style:text-properties fo:font-variant="normal" fo:text-transform="none" style:font-name="Symbol" fo:language="fr" fo:country="FR"/>
    </style:style>
    <style:style style:name="T6" style:family="text">
      <style:text-properties fo:font-variant="normal" fo:text-transform="none" style:font-name="Wingdings" fo:language="fr" fo:country="FR"/>
    </style:style>
    <style:style style:name="T7" style:family="text">
      <style:text-properties fo:font-variant="normal" fo:text-transform="none" style:font-name="Wingdings" fo:language="fr" fo:country="FR" fo:font-style="normal" fo:font-weight="normal"/>
    </style:style>
    <style:style style:name="T8" style:family="text">
      <style:text-properties fo:font-variant="normal" fo:text-transform="none" style:font-name="Palatino Linotype" fo:language="fr" fo:country="FR"/>
    </style:style>
    <style:style style:name="T9" style:family="text">
      <style:text-properties fo:font-variant="normal" fo:text-transform="none" style:font-name="Courier New" fo:language="fr" fo:country="FR"/>
    </style:style>
    <style:style style:name="T10" style:family="text">
      <style:text-properties fo:font-variant="normal" fo:text-transform="none" fo:language="en" fo:country="US"/>
    </style:style>
    <style:style style:name="T11" style:family="text">
      <style:text-properties fo:font-variant="normal" fo:text-transform="none" fo:color="#ff6600" style:font-name="Symbol" fo:language="fr" fo:country="FR"/>
    </style:style>
    <style:style style:name="T12" style:family="text">
      <style:text-properties fo:language="fr" fo:country="FR"/>
    </style:style>
    <style:style style:name="T13" style:family="text">
      <style:text-properties fo:language="fr" fo:country="FR" style:text-underline-style="solid" style:text-underline-width="auto" style:text-underline-color="font-color"/>
    </style:style>
    <style:style style:name="T14" style:family="text">
      <style:text-properties fo:language="fr" fo:country="FR" fo:font-style="italic"/>
    </style:style>
    <style:style style:name="T15" style:family="text">
      <style:text-properties fo:language="fr" fo:country="FR" fo:font-style="italic" fo:font-weight="bold"/>
    </style:style>
    <style:style style:name="T16" style:family="text">
      <style:text-properties fo:language="fr" fo:country="FR" fo:background-color="#00ffff" loext:char-shading-value="0"/>
    </style:style>
    <style:style style:name="T17" style:family="text">
      <style:text-properties fo:language="fr" fo:country="FR" officeooo:rsid="00009798"/>
    </style:style>
    <style:style style:name="T18" style:family="text">
      <style:text-properties fo:language="fr" fo:country="FR" officeooo:rsid="0000e03d"/>
    </style:style>
    <style:style style:name="T19" style:family="text">
      <style:text-properties style:font-name="Symbol" fo:language="fr" fo:country="FR"/>
    </style:style>
    <style:style style:name="T20" style:family="text">
      <style:text-properties style:font-name="Wingdings" fo:language="fr" fo:country="FR"/>
    </style:style>
    <style:style style:name="T21" style:family="text">
      <style:text-properties fo:font-style="italic"/>
    </style:style>
    <style:style style:name="T22" style:family="text">
      <style:text-properties fo:font-style="italic" fo:font-weight="bol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style:text-underline-style="solid" style:text-underline-width="auto" style:text-underline-color="font-color" fo:font-weight="bold"/>
    </style:style>
    <style:style style:name="T26" style:family="text">
      <style:text-properties fo:font-size="10pt" fo:language="en" fo:country="US" fo:font-style="italic"/>
    </style:style>
    <style:style style:name="T27" style:family="text">
      <style:text-properties fo:font-size="10pt" fo:language="fr" fo:country="FR" fo:font-style="italic"/>
    </style:style>
    <style:style style:name="T28" style:family="text">
      <style:text-properties fo:language="en" fo:country="US"/>
    </style:style>
    <style:style style:name="T29" style:family="text">
      <style:text-properties fo:font-size="9pt" fo:language="en" fo:country="US"/>
    </style:style>
    <style:style style:name="T30" style:family="text">
      <style:text-properties fo:font-size="9pt" fo:language="fr" fo:country="FR"/>
    </style:style>
    <style:style style:name="T31" style:family="text">
      <style:text-properties fo:color="#000000"/>
    </style:style>
    <style:style style:name="T32" style:family="text">
      <style:text-properties fo:color="#000000" fo:font-size="9pt"/>
    </style:style>
    <style:style style:name="T33" style:family="text">
      <style:text-properties fo:color="#000000" fo:font-size="9pt" fo:language="fr" fo:country="FR"/>
    </style:style>
    <style:style style:name="T34" style:family="text">
      <style:text-properties fo:color="#000000" fo:font-size="9pt" fo:font-style="italic"/>
    </style:style>
    <style:style style:name="T35" style:family="text">
      <style:text-properties fo:color="#000000" fo:language="fr" fo:country="FR"/>
    </style:style>
    <style:style style:name="T36" style:family="text">
      <style:text-properties fo:color="#000000" fo:language="fr" fo:country="FR" fo:background-color="#00ffff" loext:char-shading-value="0"/>
    </style:style>
    <style:style style:name="T37" style:family="text">
      <style:text-properties fo:color="#000000" fo:language="fr" fo:country="FR" fo:font-style="italic"/>
    </style:style>
    <style:style style:name="T38" style:family="text">
      <style:text-properties style:font-name="Palatino Linotype" fo:language="fr" fo:country="FR"/>
    </style:style>
    <style:style style:name="T39" style:family="text">
      <style:text-properties fo:font-weight="normal" style:font-weight-asian="normal"/>
    </style:style>
    <style:style style:name="T40" style:family="text">
      <style:text-properties fo:color="#ff0000" fo:font-style="italic"/>
    </style:style>
    <style:style style:name="T41" style:family="text">
      <style:text-properties style:text-line-through-style="solid" fo:language="fr" fo:country="FR"/>
    </style:style>
    <style:style style:name="T42" style:family="text">
      <style:text-properties style:font-name="Courier New" fo:language="fr" fo:country="FR"/>
    </style:style>
    <style:style style:name="T43" style:family="text">
      <style:text-properties fo:color="#0070c0" fo:font-size="10pt" fo:language="en" fo:country="US"/>
    </style:style>
    <style:style style:name="T44" style:family="text">
      <style:text-properties fo:color="#0070c0" fo:font-size="10pt" fo:language="fr" fo:country="FR"/>
    </style:style>
    <style:style style:name="T45" style:family="text">
      <style:text-properties fo:font-size="8pt" fo:language="fr" fo:country="FR"/>
    </style:style>
    <style:style style:name="T46" style:family="text">
      <style:text-properties fo:color="#ff6600" style:font-name="Symbol" fo:language="fr" fo:country="FR"/>
    </style:style>
    <style:style style:name="T47" style:family="text">
      <style:text-properties fo:color="#ff6600" fo:language="fr" fo:country="FR"/>
    </style:style>
    <style:style style:name="T48" style:family="text">
      <style:text-properties fo:color="#ff6600" fo:language="fr" fo:country="FR" officeooo:rsid="00009798"/>
    </style:style>
    <style:style style:name="T49" style:family="text">
      <style:text-properties fo:color="#ff6600" style:font-name="Liberation Serif" fo:font-size="11pt" fo:language="fr" fo:country="FR" fo:font-weight="bold" officeooo:rsid="0000e03d" style:font-size-asian="11pt" style:font-weight-asian="bold" style:font-size-complex="11pt" style:font-weight-complex="bold"/>
    </style:style>
    <style:style style:name="T50" style:family="text">
      <style:text-properties officeooo:rsid="00009798"/>
    </style:style>
    <style:style style:name="T51" style:family="text">
      <style:text-properties officeooo:rsid="0000e03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ffice:annotation><dc:date>2016-10-18T11:20:31</dc:date><text:list text:style-name=""><text:list-item><text:p>&lt;!--[if !mso]&gt;</text:p></text:list-item></text:list><text:p>&lt;style&gt;</text:p><text:p>v\:* {behavior:url(#default#VML);}</text:p><text:p>o\:* {behavior:url(#default#VML);}</text:p><text:p>w\:* {behavior:url(#default#VML);}</text:p><text:p>.shape {behavior:url(#default#VML);}</text:p><text:p>&lt;/style&gt;</text:p><text:p>&lt;![endif]--&gt;</text:p></office:annotation><office:annotation><dc:date>2016-10-18T11:20:31</dc:date><text:list text:continue-numbering="true" text:style-name=""><text:list-item><text:p>&lt;!--[if gte mso 9]&gt;&lt;xml&gt;</text:p></text:list-item></text:list><text:p><text:s/>&lt;o:OfficeDocumentSettings&gt;</text:p><text:p><text:s text:c="2"/>&lt;o:AllowPNG/&gt;</text:p><text:p><text:s/>&lt;/o:OfficeDocumentSettings&gt;</text:p><text:p>&lt;/xml&gt;&lt;![endif]--&gt;</text:p></office:annotation><office:annotation><dc:date>2016-10-18T11:20:31</dc:date><text:list text:continue-numbering="true" text:style-name=""><text:list-item><text:p>&lt;!--[if gte mso 9]&gt;&lt;xml&gt;</text:p></text:list-item></text:list><text:p><text:s/>&lt;w:WordDocument&gt;</text:p><text:p><text:s text:c="2"/>&lt;w:View&gt;Normal&lt;/w:View&gt;</text:p><text:p><text:s text:c="2"/>&lt;w:Zoom&gt;0&lt;/w:Zoom&gt;</text:p><text:p><text:s text:c="2"/>&lt;w:TrackMoves&gt;false&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FR&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6-10-18T11:20:31</dc:date><text:list text:continue-numbering="true" text:style-name=""><text:list-item><text:p>&lt;!--[if gte mso 9]&gt;&lt;xml&gt;</text:p></text:list-item></text:list><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6-10-18T11:20:31</dc:date><text:list text:continue-numbering="true" text:style-name=""><text:list-item><text:p>&lt;!--[if gte mso 10]&gt;</text:p></text:list-item></text:list><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FR;}</text:p><text:p>table.MsoTableGrid</text:p><text:p><text:tab/>{mso-style-name:"Table Grid";</text:p><text:p><text:tab/>mso-tstyle-rowband-size:0;</text:p><text:p><text:tab/>mso-tstyle-colband-size:0;</text:p><text:p><text:tab/>mso-style-priority:39;</text:p><text:p><text:tab/>mso-style-unhide:no;</text:p><text:p><text:tab/>border:solid windowtext 1.0pt;</text:p><text:p><text:tab/>mso-border-alt:solid windowtext .5pt;</text:p><text:p><text:tab/>mso-padding-alt:0cm 5.4pt 0cm 5.4pt;</text:p><text:p><text:tab/>mso-border-insideh:.5pt solid windowtext;</text:p><text:p><text:tab/>mso-border-insidev:.5pt solid windowtext;</text:p><text:p><text:tab/>mso-para-margin:0cm;</text:p><text:p><text:tab/>mso-para-margin-bottom:.0001pt;</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FR;}</text:p><text:p>&lt;/style&gt;</text:p><text:p>&lt;![endif]--&gt;</text:p></office:annotation><office:annotation><dc:date>2016-10-18T11:20:31</dc:date><text:list text:continue-numbering="true" text:style-name=""><text:list-item><text:p>&lt;!--[if gte mso 9]&gt;&lt;xml&gt;</text:p></text:list-item></text:list><text:p><text:s/>&lt;o:shapedefaults v:ext="edit" spidmax="1027"/&gt;</text:p><text:p>&lt;/xml&gt;&lt;![endif]--&gt;</text:p></office:annotation><office:annotation><dc:date>2016-10-18T11:20:31</dc:date><text:list text:continue-numbering="true" text:style-name=""><text:list-item><text:p>&lt;!--[if gte mso 9]&gt;&lt;xml&gt;</text:p></text:list-item></text:list><text:p><text:s/>&lt;o:shapelayout v:ext="edit"&gt;</text:p><text:p><text:s text:c="2"/>&lt;o:idmap v:ext="edit" data="1"/&gt;</text:p><text:p><text:s text:c="2"/>&lt;o:rules v:ext="edit"&gt;</text:p><text:p><text:s text:c="3"/>&lt;o:r id="V:Rule1" type="connector" idref="#Connecteur_x0020_droit_x0020_avec_x0020_flèche_x0020_2"/&gt;</text:p><text:p><text:s text:c="2"/>&lt;/o:rules&gt;</text:p><text:p><text:s/>&lt;/o:shapelayout&gt;&lt;/xml&gt;&lt;![endif]--&gt;</text:p></office:annotation><office:annotation><dc:date>2016-10-18T11:20:31</dc:date><text:list text:continue-numbering="true" text:style-name=""><text:list-item><text:p>&lt;!--StartFragment--&gt;</text:p></text:list-item></text:list></office:annotation>An agent-based model to investigate the effects of social segregation around the clock on the social disparities in health behaviors/dietary patterns. </text:p>
      <text:p text:style-name="Text_20_body"> </text:p>
      <text:p text:style-name="P21">Clémentine Cottineau, Julien Perret, Romain Reuillon, Sébastein Rey Coyrehourcq, Julie Vallée et l’équipe Eighties</text:p>
      <text:p text:style-name="Text_20_body"> </text:p>
      <text:p text:style-name="P21">Version du 1<text:span text:style-name="T1">er</text:span> juin 2016</text:p>
      <text:p text:style-name="Text_20_body"> </text:p>
      <text:h text:style-name="P11" text:outline-level="1"><text:span text:style-name="T12">1</text:span><text:span text:style-name="T4">       </text:span><text:span text:style-name="T12">Introduction – Etat de l’art</text:span></text:h>
      <text:h text:style-name="Heading_20_2" text:outline-level="2"><text:span text:style-name="T12">1.1</text:span><text:span text:style-name="T4">       </text:span><text:span text:style-name="T12">Le rôle de l’entre soi dans les quartiers de résidence et d’activités sur les disparités de comportements de santé entre groupes sociaux</text:span></text:h>
      <text:p text:style-name="Text_20_body"> </text:p>
      <text:p text:style-name="P20">Ce qui est connu : </text:p>
      <text:p text:style-name="P45"><text:span text:style-name="T19">·</text:span><text:span text:style-name="T5">       </text:span><text:span text:style-name="T12">l’effet du contexte social de résidence sur les comportements de santé </text:span></text:p>
      <text:p text:style-name="P45"><text:span text:style-name="T19">·</text:span><text:span text:style-name="T5">       </text:span><text:span text:style-name="T12">l’effet de la ségrégation sociale résidentielle  sur les comportements de santé</text:span></text:p>
      <text:p text:style-name="Text_20_body"> </text:p>
      <text:p text:style-name="P20">Ce qui en découle même si ce n’est pas si fréquemment explicité : </text:p>
      <text:p text:style-name="P45"><text:span text:style-name="T19">·</text:span><text:span text:style-name="T5">       </text:span><text:span text:style-name="T12">l’effet de la ségrégation sociale résidentielle  sur l’ampleur des disparités de comportements de santé entre groupes sociaux</text:span></text:p>
      <text:p text:style-name="Text_20_body"> </text:p>
      <text:p text:style-name="P20">Ce qui est moins connu :</text:p>
      <text:p text:style-name="P45"><text:span text:style-name="T19">·</text:span><text:span text:style-name="T5">       </text:span><text:span text:style-name="T12">l’effet du contexte social non-residentiel (i.e. aux lieux d’activités) sur les comportements de santé </text:span></text:p>
      <text:p text:style-name="P45"><text:span text:style-name="T19">·</text:span><text:span text:style-name="T5">       </text:span><text:span text:style-name="T12">l’effet de la ségrégation sociale aux lieux d’activités sur l’ampleur des disparités de comportements de santé entre groupes sociaux</text:span></text:p>
      <text:p text:style-name="Text_20_body"> </text:p>
      <text:p text:style-name="P20">Pourquoi est-ce moins connu :</text:p>
      <text:p text:style-name="P45"><text:span text:style-name="T19">·</text:span><text:span text:style-name="T5">       </text:span><text:span text:style-name="T12">Prise en compte récente des effets du contexte non résidentiel sur la santé (cf. biblio sur activity space et santé etc.)</text:span></text:p>
      <text:p text:style-name="P45"><text:span text:style-name="T19">·</text:span><text:span text:style-name="T5">       </text:span><text:span text:style-name="T12">Lorsque les effets du contexte non-résidentiel sur les comportements de santé sont considérés, les caractéristiques sociales des espaces fréquentés sont souvent issues des données des recensements </text:span><text:soft-page-break/><text:span text:style-name="T12">des populations (là où les populations résident) ce qui est une « incohérence temporelle ».  Mais, peu d’information sur le profil social des quartiers heure par heure…et donc peu de prise en compte de ces profils sociaux pendant la journée pour modéliser l’effet du contexte social sur  les comportements de santé. Or on peut se demander si au-delà d’une ségrégation sociale au lieu de résidence, il n’existe une ségrégation sociale aux lieux d’activités qui pourrait amplifier les disparités de comportements de santé entre groupes sociaux.</text:span></text:p>
      <text:p text:style-name="Text_20_body"> </text:p>
      <text:p text:style-name="P49"><text:span text:style-name="T20">ð</text:span><text:span text:style-name="T6"> </text:span><text:span text:style-name="T12">Idée principale du papier : Mesure de l’effet de la ségrégation sociale aux lieux de résidence et d’activités (travail, loisir etc.) sur la différenciation sociale des comportements de santé</text:span></text:p>
      <text:p text:style-name="P51">Rmq Clem : évaluer/explorer plutôt, sinon pas besoin de modèles et mieux vaut les données d'enquête...</text:p>
      <text:p text:style-name="P50"> </text:p>
      <text:p text:style-name="P49"><text:span text:style-name="T20">ð</text:span><text:span text:style-name="T6"> </text:span><text:span text:style-name="T12">Idée 2 : Evaluation de l’impact d’interventions publiques concernant la ségrégation sociale aux lieux de résidence et d’activités  sur la réduction ou l’amplification des  différenciations sociales des comportements de santé </text:span></text:p>
      <text:h text:style-name="Heading_20_2" text:outline-level="2"><text:span text:style-name="T12">1.2</text:span><text:span text:style-name="T4">       </text:span><text:span text:style-name="T12">Modélisation sma</text:span></text:h>
      <text:p text:style-name="P45"><text:span text:style-name="T19">·</text:span><text:span text:style-name="T5">       </text:span><text:span text:style-name="T12">Biblio sur SMA et santé</text:span></text:p>
      <text:p text:style-name="P3">Auchincloss, A. H., &amp; Diez Roux, A. V. (2008). A New Tool for Epidemiology: The Usefulness of Dynamic-Agent Models in Understanding Place Effects on Health. <text:span text:style-name="T21">American Journal of Epidemiology</text:span>, <text:span text:style-name="T21">168</text:span>(1), 1–8. http://doi.org/10.1093/aje/kwn118</text:p>
      <text:p text:style-name="P6">Auchincloss, A. H., Riolo, R. L., Brown, D. G., Cook, J., &amp; Diez Roux, A. V. (2011). An Agent-Based Model of Income Inequalities in Diet in the Context of Residential Segregation. <text:span text:style-name="T21">American Journal of Preventive Medicine</text:span>, <text:span text:style-name="T21">40</text:span>(3), 303–311. <text:a xlink:type="simple" xlink:href="http://doi.org/10.1016/j.amepre.2010.10.033">http://doi.org/10.1016/j.amepre.2010.10.033</text:a></text:p>
      <text:p text:style-name="P9">---<text:span text:style-name="T50">&gt; exemple de modele agent ou le prix, les preferences et la disponibilite spatiale des ressources jouent un role dans le differentiel social de sante.</text:span></text:p>
      <text:p text:style-name="P1">"Given current residential segregation patterns, when low-income households possessed the same strong healthy food preferences as high-income households, the diet differential remained (Scenario 1-ii). Favorable preferences for healthy foods and favorable prices (i.e., healthy foods priced cheaper than unhealthy foods) both had to be present to improve diet and eliminate the diet differential." p.309</text:p>
      <text:p text:style-name="P1"/>
      <text:p text:style-name="P3">Borshchev, A., &amp; Filippov, A. (2004). From System Dynamics  and Discrete Event to  Practical Agent Based Modeling:  Reasons, Techniques, Tools. Presented at the The 22nd International Conference of the System  Dynamics Society, Oxford, England. Retrieved from http://citeseerx.ist.psu.edu/viewdoc/download?doi=10.1.1.511.9644&amp;rep=rep1&amp;type=pdf</text:p>
      <text:p text:style-name="P3">Chung-Yuan Huang, C.-T. S. (2004). Simulating SARS: Small-World Epidemiological Modeling and Public Health Policy Assessments. Retrieved from http://jasss.soc.surrey.ac.uk/7/4/2.html</text:p>
      <text:p text:style-name="P3">Cummings, D., Burke, D. S., Epstein, J. M., Singa, R. M., &amp; Chakravarty, S. (2002). <text:span text:style-name="T21">Toward a Containment Strategy for Smallpox Bioterror: An Individual-Based Computational Approach</text:span> (No. 31). Retrieved from http://www.brookings.edu/research/reports/2002/12/terrorism-epstein</text:p>
      <text:p text:style-name="P3">Dunham, J. B. (2005). An Agent-Based Spatially Explicit Epidemiological Model in MASON. Retrieved from http://jasss.soc.surrey.ac.uk/9/1/3.html</text:p>
      <text:p text:style-name="P3">Eubank, S., Guclu, H., Anil Kumar, V. S., Marathe, M. V., Srinivasan, A., Toroczkai, Z., &amp; Wang, N. (2004). Modelling disease outbreaks in realistic urban social networks. <text:span text:style-name="T21">Nature</text:span>, <text:span text:style-name="T21">429</text:span>(6988), 180–184. http://doi.org/10.1038/nature02541</text:p>
      <text:p text:style-name="P3">Fitzpatrick, B., Martinez, J., Polidan, E., &amp; Angelis, E. (2015). The Big Impact of Small Groups on College Drinking. <text:span text:style-name="T21">Journal of Artificial Societies and Social Simulation</text:span>, <text:span text:style-name="T21">18</text:span>(3). http://doi.org/10.18564/jasss.2760</text:p>
      <text:p text:style-name="P3"><text:soft-page-break/>Giabbanelli, P., &amp; Crutzen, R. (2013). An Agent-Based Social Network Model of Binge Drinking Among Dutch Adults. <text:span text:style-name="T21">Journal of Artificial Societies and Social Simulation</text:span>, <text:span text:style-name="T21">16</text:span>(2). http://doi.org/10.18564/jasss.2159</text:p>
      <text:p text:style-name="P3">Gorman, D. M., Mezic, J., Mezic, I., &amp; Gruenewald, P. J. (2006). Agent-Based Modeling of Drinking Behavior: A Preliminary Model and Potential Applications to Theory and Practice. <text:span text:style-name="T21">American Journal of Public Health</text:span>, <text:span text:style-name="T21">96</text:span>(11), 2055–2060. http://doi.org/10.2105/AJPH.2005.063289</text:p>
      <text:p text:style-name="P3">Phillip Stroud, S. D. V. (2007). Spatial Dynamics of Pandemic Influenza in a Massive Artificial Society. Retrieved from http://jasss.soc.surrey.ac.uk/10/4/9.html</text:p>
      <text:p text:style-name="P3">Scott, N., Livingston, M., Hart, A., Wilson, J., Moore, D., &amp; Dietze, P. (2016). SimDrink: An Agent-Based NetLogo Model of Young, Heavy Drinkers for Conducting Alcohol Policy Experiments. <text:span text:style-name="T21">Journal of Artificial Societies and Social Simulation</text:span>, <text:span text:style-name="T21">19</text:span>(1). http://doi.org/10.18564/jasss.2943</text:p>
      <text:p text:style-name="P3">Silverman, E., Bijak, J., Hilton, J., Cao, V. D., &amp; Noble, J. (2013). When Demography Met Social Simulation: A Tale of Two Modelling Approaches. <text:span text:style-name="T21">Journal of Artificial Societies and Social Simulation</text:span>, <text:span text:style-name="T21">16</text:span>(4). http://doi.org/10.18564/jasss.2327</text:p>
      <text:p text:style-name="P3">Yoneyama, T., Das, S., &amp; Krishnamoorthy, M. (2012). A Hybrid Model for Disease Spread and an Application to the SARS Pandemic. <text:span text:style-name="T21">Journal of Artificial Societies and Social Simulation</text:span>, <text:span text:style-name="T21">15</text:span>(1). http://doi.org/10.18564/jasss.1782</text:p>
      <text:p text:style-name="Text_20_body"> </text:p>
      <text:p text:style-name="Text_20_body"> </text:p>
      <text:p text:style-name="Text_20_body"> </text:p>
      <text:p text:style-name="P2"> </text:p>
      <text:p text:style-name="P45"><text:span text:style-name="T19">·</text:span><text:span text:style-name="T5">       </text:span><text:span text:style-name="T12">Pourquoi des SMA ici ?</text:span></text:p>
      <text:p text:style-name="P20">Utiliser les SMA pour étudier la coprésence des populations dans leurs quartiers de résidence et dans leurs quartiers d’activités</text:p>
      <text:p text:style-name="P20">=&gt; Difficile à faire à partir de données à dispoistion. Les bases de données individuelles avec des informations spatio-temporelles précises : </text:p>
      <text:p text:style-name="P45"><text:span text:style-name="T19">·</text:span><text:span text:style-name="T5">       </text:span><text:span text:style-name="T12">soit fournissent des informations détaillées sur le profil social des individus et sur leur santé mais pour de trop petits effectifs qui empêchent d’utiliser ces informations pour caractériser le profil social des quartiers au cours de la journée  (e.g. enquête de santé). </text:span></text:p>
      <text:p text:style-name="P45"><text:span text:style-name="T19">·</text:span><text:span text:style-name="T5">       </text:span><text:span text:style-name="T12">soit concernent un grand nombre d’individus mais ne permettent pas de disposer d’informations sociales et de santé (e.g. données de téléphonie mobile)</text:span></text:p>
      <text:p text:style-name="P20">=&gt; Les SMA permettent de modéliser des situations pour lesquelles on n’a pas de données empiriques/ expérimentales</text:p>
      <text:p text:style-name="P20">=&gt; Les SMA permettent de modéliser des processus dynamiques (en lien avec la mobilité quotidienne des populations) qui peuvent être impliqués dans l’émergence et le maintien des inégalités intra-urbaines de santé.</text:p>
      <text:p text:style-name="P24">=&gt; Les SMA permettent de modéliser des scenarios et leur impact dynamique sur une situation réaliste</text:p>
      <text:p text:style-name="Text_20_body"> </text:p>
      <text:p text:style-name="P45"><text:span text:style-name="T19">·</text:span><text:span text:style-name="T5">       </text:span><text:span text:style-name="T12">Pourquoi des SMA avec une population synthétique ?</text:span></text:p>
      <text:p text:style-name="P20">Ce qui est bien avec les populations synthétiques, c'est qu'on peut faire plein de scenario. On a le truc fixé avec tout le détail, calibré, et on part de ca pour tester différent scenario.</text:p>
      <text:p text:style-name="P20"><text:soft-page-break/>Avec les données que l'on a, on peut se prémunir un petit peu sur l'arbitraire que pourrait avoir de tel modèle trop abstrait. </text:p>
      <text:h text:style-name="Heading_20_2" text:outline-level="2"><text:span text:style-name="T12">1.3</text:span><text:span text:style-name="T4">       </text:span><text:span text:style-name="T12">La ségrégation sociale en Ile-de-France</text:span></text:h>
      <text:p text:style-name="P45"><text:span text:style-name="T19">·</text:span><text:span text:style-name="T5">       </text:span><text:span text:style-name="T12">Quelle ségrégation sociale aux lieux de résidence en Ile-de-France? Cf. Biblio.</text:span></text:p>
      <text:p text:style-name="Text_20_body"> </text:p>
      <text:p text:style-name="P45"><text:span text:style-name="T19">·</text:span><text:span text:style-name="T5">       </text:span><text:span text:style-name="T12">Quelle ségrégation sociale aux lieux d’activité en Ile-de-France? Très peu d’infos en Ile-de-France  ou même dans d’autres villes… Cf. Biblio.</text:span></text:p>
      <text:h text:style-name="Heading_20_2" text:outline-level="2"><text:span text:style-name="T12">1.4</text:span><text:span text:style-name="T4">       </text:span><text:span text:style-name="T12">Social disparities in diet </text:span></text:h>
      <text:p text:style-name="P20">Quelles disparités de comportements de santé entre groupes sociaux ? On choisit l’exemple de la consommation de fruits et légumes pour laquelle une campagne de prévention a été lancée en 2001. « <text:span text:style-name="T21">Mangez </text:span><text:span text:style-name="T22">cinq fruits et légumes</text:span><text:span text:style-name="T21"> par jour</text:span> » est le slogan d'une campagne de prophylaxie lancée par le gouvernement français en 2007, dans le cadre du Programme national nutrition santé (PNNS).</text:p>
      <text:p text:style-name="Text_20_body"> </text:p>
      <text:p text:style-name="P45"><text:span text:style-name="T19">·</text:span><text:span text:style-name="T5">       </text:span><text:span text:style-name="T12">Quelles disparités de consommation de fruits et légumes entre groupes sociaux en France ? </text:span></text:p>
      <text:p text:style-name="Text_20_body"><text:span text:style-name="T13">Barometre santé nutrition </text:span><text:span text:style-name="T12">(France, 2008)</text:span></text:p>
      <text:p text:style-name="P26">« En 2008, 11,8% des Français âgés de  12 à 75 ans ont mangé des fruits et légumes au moins cinq fois la veille de l’interview. C’est plus souvent le cas chez les femmes que chez les hommes, et nettement plus chez les 55-75 ans. Ce pourcentage augmente  avec le niveau de diplôme. »</text:p>
      <text:p text:style-name="P28"> </text:p>
      <text:p text:style-name="Text_20_body"><text:span text:style-name="T13">Etude Nutrinet </text:span><text:span text:style-name="T12">(France, 2009, 104 356 internautes)</text:span></text:p>
      <text:p text:style-name="P25">« <text:span text:style-name="T21">La consommation de fruits et légumes est plus élevée chez les femmes ; pour les deux sexes, elle augmente avec l’âge (elle est autour de 70% plus élevée chez les plus de 55 ans par rapport au moins de 25 ans) ; elle est 40% plus élevée chez les cadres et professions intellectuelles supérieures par rapport aux ouvriers et employés ; 25% plus élevée chez les hommes possédant un niveau d’éducation supérieur par rapport à ceux ayant un niveau d’éducation primaire ; 50 % plus élevée chez les plus hauts revenus par rapport aux plus faibles revenus.</text:span> »</text:p>
      <text:p text:style-name="Text_20_body"> </text:p>
      <text:p text:style-name="P22">Etude SIRS (Agglo parisienne, 3084 habitants, 2010)</text:p>
      <text:p text:style-name="P27">« This study aimed to examine the individual and territorial characteristics associated with the PNNS guideline to eat: « at least five fruits and vegetables every day » (R5FV).</text:p>
      <text:p text:style-name="P27">Methods: The third wave of the SIRS cohort interviewed a representative sample of the general population of Paris metropolitan area (3084 adults) in 2009–2010 about its knowledge of the R5VF. Adherence to this guideline, and reasons for non-adherence, were questioned too. Regression models analysed factors associated with non-knowledge of the guideline. </text:p>
      <text:p text:style-name="P27">Results: The vast majority of the population (98%) was familiar with the R5VF but only 50% adhered to it. Men (aOR=2.58), foreigners (aOR=5.53), people who had never worked (aOR=6.66), those who had only primary level education (aOR=3.47), those residing in underprivileged neighbourhoods (aOR=2.05) were more likely to ignore it. Among those who knew it, reasons declared for not adhering were: too complicated to manage (28%), too expensive (26%) and not desiring (17%). </text:p>
      <text:p text:style-name="P27">Conclusion: This study outlined individual and territorial inequalities in the reception of PNNS nutritional messages <text:soft-page-break/>related to consumption of 5 F&amp;V a day. Consideration of individuals' demographic, socioeconomic and residence characteristics can identify population groups that necessitate to be targeted in order that current nutritional know-how reaches all people, especially the disadvantaged. »</text:p>
      <text:p text:style-name="P29">Grillo F, Martin J, Lhuissier A, Siriwardana MG, Chauvin P. Individual and territorial disparities in the knowledge and practices of the French national guideline “fruits and vegetables: at least 5 every day” in Paris metropolitan area. IEA World Congress of Epidemiology, Edinburgh, 7-11 August 2011. Abstract in <text:span text:style-name="T21">J Epidemiol Community Health</text:span> 2011; 65(S1): A112.</text:p>
      <text:p text:style-name="P32"> </text:p>
      <text:p text:style-name="P32"><text:span text:style-name="T13">Enquête ESPC (France, 2012, 14000 participants)</text:span> </text:p>
      <text:p text:style-name="P26">« Concernant la consommation de fruits et légumes, 54 % des 15 ans et plus consomment des légumes tous les jours et 49 % des fruits. Globalement, 60 % des personnes consomment des fruits ou des légumes tous les jours, mais seulement 10 % consomment les5 portions de fruits ou de légumes recommandées quotidiennement. » + tableau pour variation selon âge, sexe et niveau d’éducation ». </text:p>
      <text:p text:style-name="P30">Cf. rapport ESPC avec tableau précis</text:p>
      <text:p text:style-name="P32"> </text:p>
      <text:p text:style-name="P22">SU.VI.MAX cohort (France, 4282 participants)</text:p>
      <text:p text:style-name="P33"><text:span text:style-name="T26">« Meeting the 5 A Day recommendation was more likely in subjects aged 50 years and older, higher education levels, nonsmokers, moderate alcohol drinkers and in women engaging in regular physical activity. The odds ratio (95% confidence interval) for the lower vs higher education level was 0.70 (0.54 to 0.92) in men and 0.65 (0.48 to 0.85) in women. </text:span><text:span text:style-name="T27">No significant difference was observed between occupation categories. »</text:span></text:p>
      <text:p text:style-name="P32"><text:span text:style-name="T29">Estaquio C, Druesne-Pecollo N, Latino-Martel P, Dauchet L, Hercberg S, Bertrais S. 2008, Socioeconomic differences in fruit and vegetable consumption among middle-aged French adults: adherence to the 5 A Day recommendation. </text:span><text:span text:style-name="T30">J Am Diet Assoc. 2008 Dec;108(12):2021-30. doi: 10.1016/j.jada.2008.09.011.</text:span></text:p>
      <text:p text:style-name="P32"> </text:p>
      <text:p text:style-name="P45"><text:span text:style-name="T19">·</text:span><text:span text:style-name="T5">       </text:span><text:span text:style-name="T12">Quel effet du contexte social (de résidence)  sur la consommation de fruits et légumes? Cf. Biblio.</text:span></text:p>
      <text:p text:style-name="P4"><text:span text:style-name="T31"> </text:span><text:span text:style-name="T33">Bertrand, L., Thérien, F., &amp; Cloutier, M.-S. (2008). </text:span><text:span text:style-name="T32">Measuring and mapping disparities in access to fresh fruits and vegetables in Montreal. </text:span><text:span text:style-name="T34">Canadian Journal of Public Health/Revue Canadienne de Sante’e Publique</text:span><text:span text:style-name="T32">, 6–11.</text:span></text:p>
      <text:p text:style-name="P4"><text:span text:style-name="T33">Bihan, H., Castetbon, K., Mejean, C., Peneau, S., Pelabon, L., Jellouli, F., … </text:span><text:span text:style-name="T32">Hercberg, S. (2010). Sociodemographic factors and attitudes toward food affordability and health are associated with fruit and vegetable consumption in a low-income French population. </text:span><text:span text:style-name="T34">The Journal of Nutrition</text:span><text:span text:style-name="T32">, </text:span><text:span text:style-name="T34">140</text:span><text:span text:style-name="T32">(4), 823–830.</text:span></text:p>
      <text:p text:style-name="P7">Darmon, N., &amp; Drewnowski, A. (2008). Does social class predict diet quality? <text:span text:style-name="T21">The American Journal of Clinical Nutrition</text:span>, <text:span text:style-name="T21">87</text:span>(5), 1107–1117.</text:p>
      <text:p text:style-name="P9">---<text:span text:style-name="T50">&gt; revue de litterature des differents mecanismes causaux amenant aux inegalites sociales et eco de sante / alimentation: **</text:span></text:p>
      <text:p text:style-name="P1">- <text:span text:style-name="T23">price</text:span><text:span text:style-name="T39"> &amp; diet cost: cheap and conservable food are bad (high energy density poor nutrient density). Low income end up with repetitive intakes of bad food.</text:span></text:p>
      <text:p text:style-name="P1"><text:span text:style-name="T39">- </text:span><text:span text:style-name="T23">accessibility</text:span><text:span text:style-name="T39">. Food deserts or segregation of shops by type. + mobility by type of transport and distance parcourue differ by social class.</text:span></text:p>
      <text:p text:style-name="P1"><text:span text:style-name="T39">- </text:span><text:span text:style-name="T23">education and culture</text:span><text:span text:style-name="T39">. lower social groups lack nutrition knowledge, time, cooking skill, equipement or and motivation, therefore care less and eat worse.</text:span></text:p>
      <text:p text:style-name="P56"/>
      <text:p text:style-name="P1">"Rather than focus on individual nutrition knowl- edge (124) or on motivation or behavior (125, 126), the current trend is to emphasize structural factors such as access to grocery stores, transportation, and neighborhood safety as well as ineq- uities in access to healthy foods (127–130). There is also an increasing awareness that healthier foods are associated with increased monetary and time costs (17)." D<text:span text:style-name="T50">a</text:span>rmon <text:span text:style-name="T50">&amp; Drewnowski</text:span>, 2008 p. 1111</text:p>
      <text:p text:style-name="P8"/>
      <text:p text:style-name="P3">Larson, N. I., Story, M. T., &amp; Nelson, M. C. (2009). Neighborhood environments: disparities in access to healthy foods in the US. <text:span text:style-name="T21">American Journal of Preventive Medicine</text:span>, <text:span text:style-name="T21">36</text:span>(1), 74–81.</text:p>
      <text:p text:style-name="P3"><text:soft-page-break/>Morland, K., &amp; Filomena, S. (2007). Disparities in the availability of fruits and vegetables between racially segregated urban neighbourhoods. <text:span text:style-name="T21">Public Health Nutrition</text:span>, <text:span text:style-name="T21">10</text:span>(12), 1481–1489.</text:p>
      <text:p text:style-name="P3">Roos, G., Johansson, L., Kasmel, A., Klumbiené, J., &amp; Prättälä, R. (2001). Disparities in vegetable and fruit consumption: European cases from the north to the south. <text:span text:style-name="T21">Public Health Nutrition</text:span>, <text:span text:style-name="T21">4</text:span>(1), 35–43.</text:p>
      <text:p text:style-name="P3">Sorensen, G., Linnan, L., &amp; Hunt, M. K. (2004). Worksite-based research and initiatives to increase fruit and vegetable consumption. <text:span text:style-name="T21">Preventive Medicine</text:span>, <text:span text:style-name="T21">39</text:span>, 94–100.</text:p>
      <text:p text:style-name="P6">Sorensen, G., Stoddard, A. M., Dubowitz, T., Barbeau, E. M., Bigby, J., Emmons, K. M., … Peterson, K. E. (2007). The influence of social context on changes in fruit and vegetable consumption: results of the healthy directions studies. <text:span text:style-name="T21">American Journal of Public Health</text:span>, <text:span text:style-name="T21">97</text:span>(7), 1216–1227.</text:p>
      <text:p text:style-name="P9">---<text:span text:style-name="T50">&gt; etude de l'impact d'intervention reelles sur le changement de comportement alimentaire: modele stat des effets de l'intervention, de son lieu, des caracteristiques des individus et de leur reseau social sur l'evolution de leur conso de fruit et legume. ***</text:span></text:p>
      <text:section text:style-name="Sect1" text:name="Section1" text:protected="true">
        <text:section-source xlink:href="../Clem_5aDay.rtfd/Pasted%20Graphic.pdf"/>
        <text:p text:style-name="Text_20_body"/>
      </text:section>
      <text:p text:style-name="P10">"The interventions in both studies were designed to change selected social context <text:span text:style-name="T23">factors that influenced behavior and were amenable to change</text:span><text:span text:style-name="T39"> (e.g., social norms) and to be responsive to </text:span><text:span text:style-name="T23">factors that were important determinants of behavior but that could not be altered </text:span><text:span text:style-name="T39">by the intervention (e.g., material circumstances such as access to a car)." p 1216</text:span></text:p>
      <text:p text:style-name="P59"/>
      <text:p text:style-name="P1">"Across the 2 studies, change in fruit and vegetable consumption was strongly and consistently associated with 2 social contex- tual factors—social networks and supportive social norms—suggesting a particular robust- ness in these relationships. [...] Furthermore, increased fruit and vegetable consumption was less likely to be reported by those in households with in- dicators of substantial financial strain" p. 1224</text:p>
      <text:p text:style-name="P57"/>
      <text:p text:style-name="P58"/>
      <text:p text:style-name="P3">Zenk, S. N., Schulz, A. J., Hollis-Neely, T., Campbell, R. T., Holmes, N., Watkins, G., … Odoms-Young, A. (2005). Fruit and vegetable intake in African Americans: income and store characteristics. <text:span text:style-name="T21">American Journal of Preventive Medicine</text:span>, <text:span text:style-name="T21">29</text:span>(1), 1–9.</text:p>
      <text:p text:style-name="P34"> </text:p>
      <text:p text:style-name="P45"><text:span text:style-name="T19">·</text:span><text:span text:style-name="T5">       </text:span><text:span text:style-name="T12">Quelle évolution dans la consommation de fruits et légumes depuis que le PNNS (Nutrition Health National Program) has been launched in 2001</text:span><text:span text:style-name="T2"> </text:span><text:span text:style-name="T12">et le slogan manger 5 fruits et légumes par jour en 2007 ?</text:span></text:p>
      <text:p text:style-name="Text_20_body"> <text:span text:style-name="T14">« En 1996, 9,6% de l’ensemble des  adultes interrogés (âgés de 18 à 75 ans)  avaient consommé au moins cinq fruits  et légumes la veille de l’interview. Resté stable entre 1996 et 2002, ce pourcentage a ensuite augmenté, pour atteindre 12,4 % en 2008. Lorsque l’on analyse cette évolution selon le sexe, une augmentation significative est constatée chez les hommes (passant de 7,4% en 1996 à 10,6</text:span></text:p>
      <text:p text:style-name="P21">% en 2008), mais pas chez les femmes. Celles-ci restent néanmoins proportionnellement plus nombreuses à être dans ce cas. </text:p>
      <text:p text:style-name="P21">L’évolution par âge montre que ce pourcentage a augmenté chez les 55-75 ans (de 15,8% en 1996 à 23,2% en 2008), ainsi que chez les 12-17ans (de 2,7 % à 8,3%). Chez ces derniers, l’augmentation est significative pour les deux sexes [tableau iv] » </text:p>
      <text:p text:style-name="Text_20_body"><text:a xlink:type="simple" xlink:href="http://inpes.santepubliquefrance.fr/Barometres/barometre-sante-nutrition-2008/pdf/consommations-et-habitudes.pdf"><text:span text:style-name="T12">http://inpes.santepubliquefrance.fr/Barometres/barometre-sante-nutrition-2008/pdf/consommations-et-habitudes.pdf</text:span></text:a></text:p>
      <text:p text:style-name="P37"> </text:p>
      <text:h text:style-name="Heading_20_2" text:outline-level="2"><text:soft-page-break/><text:span text:style-name="T12">1.5</text:span><text:span text:style-name="T4">       </text:span><text:span text:style-name="T12">Objectif</text:span></text:h>
      <text:p text:style-name="P20">Utiliser des SMA pour voir dans quelle mesure les ségrégations sociales aux lieux de résidence et aux lieux d’activités amplifient les disparités (entre groupes sociaux) de la consommation de fruits et légumes en Ile-de-France?</text:p>
      <text:p text:style-name="Text_20_body"> </text:p>
      <text:h text:style-name="P11" text:outline-level="1"><text:span text:style-name="T12">2</text:span><text:span text:style-name="T4">       </text:span> <text:span text:style-name="T12">Methodologie</text:span></text:h>
      <text:p text:style-name="P37"> </text:p>
      <text:h text:style-name="Heading_20_2" text:outline-level="2"><text:span text:style-name="T12">2.1</text:span><text:span text:style-name="T4">       </text:span><text:span text:style-name="T12">Population synthétique</text:span></text:h>
      <text:p text:style-name="P20">Intégration des données agrégées des organismes statistiques dans un modèle de simulation. </text:p>
      <text:p text:style-name="P20">Intégrer au mieux les données sur un même territoire pour générer une population synthétique. </text:p>
      <text:h text:style-name="Heading_20_3" text:outline-level="3"><text:span text:style-name="T12">2.1.1</text:span><text:span text:style-name="T4">      </text:span><text:span text:style-name="T12">Pourquoi ?</text:span></text:h>
      <text:p text:style-name="P45"><text:span text:style-name="T38">-</text:span><text:span text:style-name="T8">        </text:span><text:span text:style-name="T12">Objectif 1 : code libre et pop synthétique en Open Data, ce qui n’est pas si courant (lister ce qui existe déjà). Proposer une plateforme de test de modèles en ligne</text:span></text:p>
      <text:p text:style-name="P21">Rmq Clem : Le CDRC a crée une population synthétique de l'Angleterre + Pays de Galles accessible gratuitement aux chercheurs qui remplissent un formulaire (pas libre car utilise des données 1% du recensement sujettes à secret statistique)</text:p>
      <text:p text:style-name="P45"><text:span text:style-name="T38">-</text:span><text:span text:style-name="T8">        </text:span><text:span text:style-name="T12">Objectif 2 : Faire en sorte que ces populations synthétiques permettent d’explorer dans un laboratoire virtuel différents scénarios sur le rôle de la mobilité des populations dans la (re)production des disparités dans les comportements de de santé (entre groupes sociaux).</text:span></text:p>
      <text:h text:style-name="Heading_20_3" text:outline-level="3"><text:span text:style-name="T12">2.1.2</text:span><text:span text:style-name="T4">      </text:span><text:span text:style-name="T12">Comment ?</text:span></text:h>
      <text:p text:style-name="P35">Romain et Julien</text:p>
      <text:h text:style-name="Heading_20_4" text:outline-level="4"><text:span text:style-name="T7">ü  </text:span><text:span text:style-name="T12">Méthode</text:span></text:h>
      <text:p text:style-name="P20">Direct sampling ??? </text:p>
      <text:h text:style-name="Heading_20_4" text:outline-level="4"><text:span text:style-name="T7">ü  </text:span><text:span text:style-name="T12">Données</text:span></text:h>
      <text:p text:style-name="P20">Données du recensement <text:span text:style-name="T40">(quelle année ?)</text:span> pour connaitre le nombre (par IRIS) d’individus Age/Sexe/niveau éducation </text:p>
      <text:h text:style-name="Heading_20_4" text:outline-level="4"><text:span text:style-name="T7">ü  </text:span><text:span text:style-name="T12">Espace</text:span></text:h>
      <text:p text:style-name="P20">On part sur la base d’une représentation en forme de quartier au découpage 200 m.</text:p>
      <text:p text:style-name="P38">Combien de cellule pour l’Ile-de-France ? Moyenne/médiane du nombre d’agents par cellule</text:p>
      <text:p text:style-name="Text_20_body"> </text:p>
      <text:h text:style-name="Heading_20_3" text:outline-level="3"><text:span text:style-name="T12">2.1.3</text:span><text:span text:style-name="T4">      </text:span><text:span text:style-name="T12">Attributs des agents issus de la population synthétique (i.e. recensement)</text:span></text:h>
      <text:p text:style-name="P38">Combien d’agents ?</text:p>
      <text:p text:style-name="P45"><text:span text:style-name="T19">·</text:span><text:span text:style-name="T5">       </text:span><text:span text:style-name="T12">Age (en 5 catégories)</text:span><text:span text:style-name="T41"> </text:span><text:span text:style-name="T12">; 15/29 ; 30/44 ; 45/59 ; 60/74 ; 75 et +</text:span></text:p>
      <text:p text:style-name="P45"><text:soft-page-break/><text:span text:style-name="T19">·</text:span><text:span text:style-name="T5">       </text:span><text:span text:style-name="T12">Sexe (en 2 catégories)</text:span></text:p>
      <text:p text:style-name="P45"><text:span text:style-name="T19">·</text:span><text:span text:style-name="T5">       </text:span><text:span text:style-name="T12">Niveau d’éducation (en 3 catégories) – Faible (sans diplôme – BEPC ; CEP ; BEP/CAP)</text:span></text:p>
      <text:p text:style-name="P20">Moyen (Bac –Bac +2) ; Supérieur (&gt;Bac+2)</text:p>
      <text:p text:style-name="Text_20_body"> </text:p>
      <text:p text:style-name="P20">Choix variable sociale, plusieurs solutions :</text:p>
      <text:p text:style-name="P20">a) revenu via INSEE ? =&gt; un peu galère. Données dispo via une médiane de revenu, et donc c’est pas très pratique. On aimerait un stock… + facile en plus de raisonner au niveau du ménage dans ce cas là … alors que nous on veut éviter l’unité ménage</text:p>
      <text:p text:style-name="P20">Beaucoup plus simple d’utiliser le niveau d’éducation (et en plsu bonne association avec la consommation de fruits et légumes…).. </text:p>
      <text:h text:style-name="Heading_20_2" text:outline-level="2"><text:span text:style-name="T12">2.2</text:span><text:span text:style-name="T4">       </text:span><text:span text:style-name="T12">Mobilité des agents</text:span></text:h>
      <text:p text:style-name="P20">Nuit/journée/soirée / Nuit/journée/soirée Nuit/journée/soirée etc.</text:p>
      <text:p text:style-name="P20">Les agents se déplacent (ou nom) pendant  la journée et la soirée. </text:p>
      <text:p text:style-name="P20">La nuit, tout le monde est chez soi.</text:p>
      <text:p text:style-name="P20">Rmq : Arguments pour choisir ces pas de temps : </text:p>
      <text:p text:style-name="P45"><text:span text:style-name="T19">·</text:span><text:span text:style-name="T5">       </text:span><text:span text:style-name="T12">Ils correspondent aux pics de mobilité (Cf. enquête globale transport)</text:span></text:p>
      <text:p text:style-name="P45"><text:span text:style-name="T19">·</text:span><text:span text:style-name="T5">       </text:span><text:span text:style-name="T12">Ils correspondent à des heures de repas….</text:span></text:p>
      <text:h text:style-name="Heading_20_3" text:outline-level="3"><text:span text:style-name="T12">2.2.1</text:span><text:span text:style-name="T4">      </text:span><text:span text:style-name="T12">Lieu d’activités des agents pendant la nuit (=résidence)</text:span></text:h>
      <text:p text:style-name="P20">Plusieurs possibilités en fonction des scénarios à tester (situations simulées ou situation observée):</text:p>
      <text:p text:style-name="P45"><text:span text:style-name="T19">·</text:span><text:span text:style-name="T5">       </text:span><text:span text:style-name="T12">Cellule de résidence  choisie au hasard</text:span></text:p>
      <text:p text:style-name="P45"><text:span text:style-name="T19">·</text:span><text:span text:style-name="T5">       </text:span><text:span text:style-name="T12">Cellule de résidence = IRIS de résidence issu des données du recensement</text:span></text:p>
      <text:p text:style-name="P45"><text:span text:style-name="T19">·</text:span><text:span text:style-name="T5">       </text:span><text:span text:style-name="T12">Cellule de résidence = de telle sorte que la ségrégation sociale soit </text:span><text:span text:style-name="T35">maximale (ou minimale)</text:span></text:p>
      <text:h text:style-name="Heading_20_3" text:outline-level="3"><text:span text:style-name="T12">2.2.2</text:span><text:span text:style-name="T4">      </text:span><text:span text:style-name="T12">Lieux d’activités des agents pendant la journée (= travail)</text:span></text:h>
      <text:p text:style-name="P20">Plusieurs possibilités en fonction des scénarios à tester (situations simulées ou situation observée):</text:p>
      <text:p text:style-name="P45"><text:span text:style-name="T19">·</text:span><text:span text:style-name="T5">       </text:span><text:span text:style-name="T12">Aucun agent ne bouge le jour</text:span></text:p>
      <text:p text:style-name="P45"><text:span text:style-name="T19">·</text:span><text:span text:style-name="T5">       </text:span><text:span text:style-name="T12">Seule une partie des agents bougent (choix aléatoire des agents mobiles)</text:span></text:p>
      <text:p text:style-name="P47"><text:span text:style-name="T19">·</text:span><text:span text:style-name="T5">       </text:span><text:span text:style-name="T12">Les déplacements (ou les non déplacements) sont paramétrés selon :</text:span></text:p>
      <text:p text:style-name="P48"><text:span text:style-name="T19">·</text:span><text:span text:style-name="T5">       </text:span><text:span text:style-name="T12">Cellule d</text:span><text:span text:style-name="T17">'activite</text:span><text:span text:style-name="T12"> choisie au hasard</text:span></text:p>
      <text:p text:style-name="P48"><text:span text:style-name="T19">·</text:span><text:span text:style-name="T5">       </text:span><text:span text:style-name="T12">Cellule d</text:span><text:span text:style-name="T17">'activite</text:span><text:span text:style-name="T12"> = </text:span><text:span text:style-name="T17">commune </text:span><text:span text:style-name="T12">d</text:span><text:span text:style-name="T17">'activite</text:span><text:span text:style-name="T12"> issu des données </text:span><text:span text:style-name="T17">MOBPRO</text:span></text:p>
      <text:p text:style-name="P48"><text:span text:style-name="T19">·</text:span><text:span text:style-name="T5">       </text:span><text:span text:style-name="T12">Cellule d</text:span><text:span text:style-name="T17">'activite</text:span><text:span text:style-name="T12"> = de telle sorte que la ségrégation sociale soit maximale (ou minimale)</text:span></text:p>
      <text:p text:style-name="P66"/>
      <text:p text:style-name="Text_20_body"><text:soft-page-break/><text:span text:style-name="T36">Julien/Romain (à faire) :</text:span><text:span text:style-name="T31"> </text:span><text:span text:style-name="T12">Utiliser les données sur les navettes domicile travail issues du recensement de populations pour affecter aux agents un lieu de travail </text:span></text:p>
      <text:p text:style-name="P20">Une fois que la zone d’activité –journée-  d’un agent aura été décidée, elle ne sera plus modifiée</text:p>
      <text:p text:style-name="P20">Ces données sont à l’échelle de la commune/arrondisssement =&gt; il faut les passer au niveau IRIS. (règles d’affectation à définir).</text:p>
      <text:h text:style-name="Heading_20_3" text:outline-level="3"><text:span text:style-name="T12">2.2.3</text:span><text:span text:style-name="T4">      </text:span><text:span text:style-name="T12">Lieux d’activités des agents pendant la soirée (=loisirs, courses etc.)</text:span></text:h>
      <text:p text:style-name="P20">Plusieurs possibilités en fonction des scénarios à tester (situations simulées ou situation observée):</text:p>
      <text:p text:style-name="P45"><text:span text:style-name="T19">·</text:span><text:span text:style-name="T5">       </text:span><text:span text:style-name="T12">Aucun agent ne bouge le jour</text:span></text:p>
      <text:p text:style-name="P45"><text:span text:style-name="T19">·</text:span><text:span text:style-name="T5">       </text:span><text:span text:style-name="T12">Seule une partie des agents bougent (choix aléatoire des agents mobiles)</text:span></text:p>
      <text:p text:style-name="P47"><text:span text:style-name="T19">·</text:span><text:span text:style-name="T5">       </text:span><text:span text:style-name="T12">Les déplacements (ou les non déplacements) sont paramétrés selon :</text:span></text:p>
      <text:p text:style-name="P47"> <text:span text:style-name="T46">·</text:span><text:span text:style-name="T11">       </text:span><text:span text:style-name="T47">Cellule d</text:span><text:span text:style-name="T48">'activite</text:span><text:span text:style-name="T47"> choisie au hasard</text:span></text:p>
      <text:p text:style-name="P48"><text:span text:style-name="T19">·</text:span><text:span text:style-name="T5">       </text:span><text:span text:style-name="T12">Cellule d</text:span><text:span text:style-name="T17">'activite</text:span><text:span text:style-name="T12"> = </text:span><text:span text:style-name="T17">commune </text:span><text:span text:style-name="T12">d</text:span><text:span text:style-name="T17">'activite</text:span><text:span text:style-name="T12"> issu des données </text:span><text:span text:style-name="T18">E</text:span><text:span text:style-name="T17">GP ?</text:span></text:p>
      <text:p text:style-name="P48"><text:span text:style-name="T19">·</text:span><text:span text:style-name="T5">       </text:span><text:span text:style-name="T12">Cellule d</text:span><text:span text:style-name="T17">'activite</text:span><text:span text:style-name="T12"> = de telle sorte que la ségrégation sociale soit maximale (ou minimale)</text:span></text:p>
      <text:p text:style-name="P66"/>
      <text:p text:style-name="Text_20_body"><text:span text:style-name="T35">Julie/Guillaume (</text:span><text:span text:style-name="T37">done</text:span><text:span text:style-name="T35">) : </text:span><text:span text:style-name="T12">Utiliser la BD enquête globale transport (2010) pour produire un tableau qui comporte les infos suivantes :</text:span></text:p>
      <text:p text:style-name="P45"><text:span text:style-name="T19">·</text:span><text:span text:style-name="T5">       </text:span><text:span text:style-name="T12">Type d’activités (on exclura les activités de type « professionnelle » / « études » ou transport</text:span></text:p>
      <text:p text:style-name="P45"><text:span text:style-name="T19">·</text:span><text:span text:style-name="T5">       </text:span><text:span text:style-name="T12">Horaire de début et de fin de l’activité</text:span></text:p>
      <text:p text:style-name="P45"><text:span text:style-name="T19">·</text:span><text:span text:style-name="T5">       </text:span><text:span text:style-name="T12">ID de la zone d’activité</text:span></text:p>
      <text:p text:style-name="P45"><text:span text:style-name="T19">·</text:span><text:span text:style-name="T5">       </text:span><text:span text:style-name="T12">ID participant</text:span></text:p>
      <text:p text:style-name="P45"><text:span text:style-name="T19">·</text:span><text:span text:style-name="T5">       </text:span><text:span text:style-name="T12">Niveau étude participant</text:span></text:p>
      <text:p text:style-name="P45"><text:span text:style-name="T19">·</text:span><text:span text:style-name="T5">       </text:span><text:span text:style-name="T12">Age participant</text:span></text:p>
      <text:p text:style-name="P45"><text:span text:style-name="T19">·</text:span><text:span text:style-name="T5">       </text:span><text:span text:style-name="T12">Sexe participant</text:span></text:p>
      <text:p text:style-name="P45"><text:span text:style-name="T19">·</text:span><text:span text:style-name="T5">       </text:span><text:span text:style-name="T12">ID zone résidence participant (il peut arriver que la zone d’activité = zone de résidence)</text:span></text:p>
      <text:p text:style-name="Text_20_body"> </text:p>
      <text:p text:style-name="Text_20_body"><text:span text:style-name="T16">Julie (à faire) :</text:span> <text:span text:style-name="T12">Définir une typologie d’environnement résidentiel en trois classes (urbain dense/ urbain peu dense / rural)</text:span></text:p>
      <text:p text:style-name="P36"> </text:p>
      <text:p text:style-name="Text_20_body"><text:span text:style-name="T36">Julien/Romain (à faire) :</text:span><text:span text:style-name="T31"> </text:span><text:span text:style-name="T12">Les zones d’activités de soirée seront affectées aux agents seront sélectionnées en fonction (1) de leur distance par rapport à la zone de résidence des agents (cette distance pourra être plus ou moins grande selon  l’âge, le sexe, le niveau d’éducation des agents et le type d’environnement résidentiel et (2) de la quantité d’équipements BPE présents dans la zone </text:span></text:p>
      <text:p text:style-name="P20">La zone d’activité - soirée - d’un agent changera à chaque fois</text:p>
      <text:p text:style-name="Text_20_body"><text:soft-page-break/> </text:p>
      <text:p text:style-name="P21">Pour info, ces articles d’Arnaud peuvent nous aider (cf. dossier biblio)…</text:p>
      <text:p text:style-name="P32"> </text:p>
      <text:p text:style-name="P31">BANOS Arnaud, THEVENIN Thomas, 2008 : « Création de champs de potentiel et simulation d’itinéraires à partir de l’enquête ménages-déplacement », in Information Géographique et Dynamique Urbaine, Volume 1 : Analyse et simulation de la mobilité des personnes, Sous la direction de Marius Thériault et François Des Rosiers, Hermes Sciences Publishing, pp. 119-138<text:line-break/><text:line-break/>BANOS Arnaud, BOFFET-MAS Annabelle, CHARDONNEL Sonia, LANG Christophe, MARILLEAU Nicolas, THEVENIN Thomas, 2010 : Simuler la mobilité urbaine quotidienne : le projet MIRO, in BANOS A ., THEVENIN T. (Dir), Mobilités urbaines et risques des transports : approches géographiques, Hermès, pp. 51-88</text:p>
      <text:p text:style-name="Text_20_body"> </text:p>
      <text:p text:style-name="P20">Ne pas oublier que le but c'est de pouvoir faire varier les scénarios (situations simulées ou situation observée):</text:p>
      <text:p text:style-name="P39">PB : des gens bougent dans des quartiers en dehors des quartiers existants</text:p>
      <text:p text:style-name="P39">Solution : On peut les enlever ? Bof ca représente une pop très spécifique</text:p>
      <text:h text:style-name="Heading_20_2" text:outline-level="2"><text:span text:style-name="T12">2.3</text:span><text:span text:style-name="T4">       </text:span><text:span text:style-name="T12">Comportements de santé</text:span></text:h>
      <text:h text:style-name="Heading_20_3" text:outline-level="3"><text:span text:style-name="T12">2.3.1</text:span><text:span text:style-name="T4">      </text:span><text:span text:style-name="T12">Comportement de santé à l’initialisation du modèle</text:span></text:h>
      <text:p text:style-name="P20">Utilisation des <text:span text:style-name="T25">données des Baromètres Santé Nutrition</text:span>.</text:p>
      <text:p text:style-name="P20">Attention pas les mêmes personnes interrogées, mais les mêmes questions…</text:p>
      <text:p text:style-name="Text_20_body"><text:a xlink:type="simple" xlink:href="http://inpes.santepubliquefrance.fr/Barometres/barometre-sante-2016/index.asp"><text:span text:style-name="T12">http://inpes.santepubliquefrance.fr/Barometres/barometre-sante-2016/index.asp</text:span></text:a></text:p>
      <text:p text:style-name="Text_20_body"> </text:p>
      <text:p text:style-name="P20">A l’initialisation du modèle, les comportements de santé des agents du modèle seront définis en fonction de l’âge, sexe, niveau d’étude des participants via les données du Baromètre Santé Nutrition 1998.</text:p>
      <text:p text:style-name="P46"><text:span text:style-name="T38">-</text:span><text:span text:style-name="T8">        </text:span><text:span text:style-name="T35">Les données du </text:span><text:span text:style-name="T12">Baromètre Santé Nutrition</text:span><text:span text:style-name="T31"> </text:span><text:span text:style-name="T35">1998 permettront initialiser notre modèle avec des distributions cohérentes.  </text:span></text:p>
      <text:p text:style-name="P46"><text:span text:style-name="T38">-</text:span><text:span text:style-name="T8">        </text:span><text:span text:style-name="T35">Les données des </text:span><text:span text:style-name="T12">Baromètres Santé Nutrition</text:span><text:span text:style-name="T31"> </text:span><text:span text:style-name="T35">2002 et 2008 permettront de voir si les sorties de notre modèle de simulation correspondent  aux comportements observés en 2002 et 2008.</text:span></text:p>
      <text:p text:style-name="P37"> </text:p>
      <text:p text:style-name="Text_20_body"><text:span text:style-name="T36">Julie (en cours): </text:span><text:span text:style-name="T12">Récupérer les données des Baromètres Santé Nutrition pour produire un tableau comportant les informations suivantes</text:span></text:p>
      <text:p text:style-name="P45"><text:span text:style-name="T19">·</text:span><text:span text:style-name="T5">       </text:span><text:span text:style-name="T12">Année Baromètre </text:span><text:span text:style-name="T35">(1998, 2002 ou 2008) </text:span></text:p>
      <text:p text:style-name="P45"><text:span text:style-name="T19">·</text:span><text:span text:style-name="T5">       </text:span><text:span text:style-name="T35">Pondération calculée (/France entière)</text:span></text:p>
      <text:p text:style-name="P45"><text:span text:style-name="T19">·</text:span><text:span text:style-name="T5">       </text:span><text:span text:style-name="T35">Sexe du participant</text:span></text:p>
      <text:p text:style-name="P45"><text:span text:style-name="T19">·</text:span><text:span text:style-name="T5">       </text:span><text:span text:style-name="T35">Age du participant </text:span></text:p>
      <text:p text:style-name="P45"><text:span text:style-name="T19">·</text:span><text:span text:style-name="T5">       </text:span><text:span text:style-name="T35">Niveau d'éducation du participant (Aucun diplôme ; Inférieur au bac; Bac; Bac + 2 ; Bac + 3/+ 4 ; </text:span><text:soft-page-break/><text:span text:style-name="T35">Bac + 5 et plus ; Autre diplôme/NSP)</text:span></text:p>
      <text:p text:style-name="P45"><text:span text:style-name="T19">·</text:span><text:span text:style-name="T5">       </text:span><text:span text:style-name="T35">Situation professionnelle  du participant (Travail ; Chômage ; Études ; Retraite ; Autres inactifs) </text:span></text:p>
      <text:p text:style-name="P45"><text:span text:style-name="T19">·</text:span><text:span text:style-name="T5">       </text:span><text:span text:style-name="T35">Revenu mensuel par UC (Moins de 900 euros ; De 900 à 1 499 euros ; Au moins 1 500 euros ; Manquant) </text:span><text:span text:style-name="Emphasis"><text:span text:style-name="T35">[si disponible]</text:span></text:span></text:p>
      <text:p text:style-name="P45"><text:span text:style-name="T19">·</text:span><text:span text:style-name="T5">       </text:span><text:span text:style-name="T35">Lieu de résidence du participant à la plus fine échelle possible (Iris ou commune ou département)</text:span></text:p>
      <text:p text:style-name="P45"><text:span text:style-name="T19">·</text:span><text:span text:style-name="T5">       </text:span><text:span text:style-name="T35">Taille de l’agglomération de résidence (Commune rurale; Moins de 20 000 habitants; De 20 000 à 99 999 habitants; De 100 000 à 199 999 habitants ; Au moins 200 000 habitants ; Agglomération parisienne) </text:span></text:p>
      <text:p text:style-name="P45"><text:span text:style-name="T19">·</text:span><text:span text:style-name="T5">       </text:span><text:span text:style-name="T12">C</text:span><text:span text:style-name="T35">onsommation de fruits et légumes et de produits bio du participant </text:span></text:p>
      <text:p text:style-name="P52"><text:span text:style-name="T42">o</text:span><text:span text:style-name="T9">   </text:span><text:span text:style-name="T35">avoir consommé la veille au moins cinq fruits et légumes </text:span></text:p>
      <text:p text:style-name="P52"><text:span text:style-name="T42">o</text:span><text:span text:style-name="T9">   </text:span><text:span text:style-name="T35">être un petit consommateur de fruits  - une fois ou moins la veille </text:span></text:p>
      <text:p text:style-name="P52"><text:span text:style-name="T42">o</text:span><text:span text:style-name="T9">   </text:span><text:span text:style-name="T35">être un petit consommateur de légumes - une fois ou moins la veille</text:span></text:p>
      <text:p text:style-name="P53"><text:span text:style-name="T42">o</text:span><text:span text:style-name="T9">   </text:span><text:span text:style-name="T35">consommation de produits issus de l’agriculture biologique au moins une fois au cours de quinze derniers jours</text:span></text:p>
      <text:p text:style-name="P60"><text:span text:style-name="T3">Comportement initial de sant</text:span>é</text:p>
      <text:p text:style-name="P65"><text:tab/><text:tab/>- <text:span text:style-name="T51">selon le b</text:span>aromètre 1996</text:p>
      <text:p text:style-name="P65"><text:tab/><text:tab/>- indifférencié selon age / sex / education</text:p>
      <text:p text:style-name="P65"><text:tab/><text:tab/>- Legere difference entre groupes</text:p>
      <text:p text:style-name="P65"><text:tab/><text:tab/>- Difference maximale entre groupes</text:p>
      <text:p text:style-name="P67"><text:span text:style-name="T4"/></text:p>
      <text:h text:style-name="Heading_20_3" text:outline-level="3"><text:span text:style-name="T12">2.3.2</text:span><text:span text:style-name="T4">      </text:span><text:span text:style-name="T12">Loi de changement de comportement de santé</text:span></text:h>
      <text:p text:style-name="P61">Etapes du changement de comportement :</text:p>
      <text:p text:style-name="P61"/>
      <text:p text:style-name="P63">- mise en interaction et diffusion d'opinion / connaissance</text:p>
      <text:p text:style-name="P61"><text:tab/>- peer to peer</text:p>
      <text:p text:style-name="P61"><text:tab/><text:tab/>- au hasard dans un IRIS</text:p>
      <text:p text:style-name="P61"><text:tab/><text:tab/>- en fonction d'attributs partages</text:p>
      <text:p text:style-name="P61"><text:tab/>- top down</text:p>
      <text:p text:style-name="P64"><text:tab/><text:tab/>- dans les lieux de sante</text:p>
      <text:p text:style-name="P64"><text:tab/><text:tab/>- sur les lieux de travail / education</text:p>
      <text:p text:style-name="P64"/>
      <text:p text:style-name="P63">- conviction</text:p>
      <text:p text:style-name="P61"><text:tab/>- tout viande ou tout celeri</text:p>
      <text:p text:style-name="P61"><text:tab/><text:tab/>- probabilite identique pour toutes les paires d'individus</text:p>
      <text:p text:style-name="P61"><text:tab/><text:tab/>- en fonction de caracteristiques partagees </text:p>
      <text:p text:style-name="P61"><text:tab/>- sur une echelle continue</text:p>
      <text:p text:style-name="P61"><text:tab/><text:tab/>- probabilite identique pour toutes les paires d'individus</text:p>
      <text:p text:style-name="P61"><text:tab/><text:tab/>- en fonction de caracteristiques partagees </text:p>
      <text:p text:style-name="P63"><text:span text:style-name="T49"/></text:p>
      <text:p text:style-name="P63">- Realisation des changements d'opinion sous forme de changement de comportement</text:p>
      <text:p text:style-name="P61"><text:tab/>- immediat</text:p>
      <text:p text:style-name="P61"><text:tab/>- contraint par :</text:p>
      <text:p text:style-name="P61"><text:tab/><text:tab/>- le revenu / le temps a consacrer a ca</text:p>
      <text:p text:style-name="P61"><text:tab/><text:tab/>- la disponibilite de ressources et leur accessibilite</text:p>
      <text:p text:style-name="P61"><text:tab/><text:tab/>- la stabilite de l'opinion</text:p>
      <text:p text:style-name="P62"><text:soft-page-break/><text:span text:style-name="T4"/></text:p>
      <text:p text:style-name="P68">Romain/Julien/Seb</text:p>
      <text:p text:style-name="Text_20_body"> </text:p>
      <text:p text:style-name="P32"><text:span text:style-name="T43">Q : Game Theory ? </text:span><text:span text:style-name="T44">On prend gens sur réseau, et on fait interaction entre voisin. Problème de dynamique d’opinion qui traite de çà.</text:span></text:p>
      <text:p text:style-name="P39">R : pas de réseau pour le moment dans la problématique discuter pour le moment, donc a voir.</text:p>
      <text:p text:style-name="P40"> </text:p>
      <text:p text:style-name="P39">Q : Dynamique d’opinion ça rentre bien la dedans apparemment, modèle développé sur les changements de langue, etc. toute une littérature de physicien qui étudie ces ruptures. Mais c’est pas souvent spatialisé.</text:p>
      <text:p text:style-name="P39">On veut vraiment avoir des mécanismes de chgt d'opinion asymptotique pour le moment. Le fait que ca soit caricaturaux, pas grave. </text:p>
      <text:p text:style-name="P40"> </text:p>
      <text:p text:style-name="P39">Q : Si tout le monde passe d'un état à un autre, c'est pas tres realiste. Peut etre faudra il couper la dynamique avant ... ?</text:p>
      <text:p text:style-name="P39">On a commencé par un comportement binaire mais pas terrible....pas d'état absorbant, Binaire</text:p>
      <text:p text:style-name="P39">Catégorisation discrète à plus continu à l'avenir probablement ...on a une proximité d'opinion à partir de laquelle on accepte de parler ou pas. Ce n'est qu'une opinion, mais tu es moins influencé par les gens qui sont très eloignés de ton opinion (ce qui est une sorte de conviction ...) On fait le produit de deux distribution : distribution d'opinion autour de moi (en gros une gaussienne autour de moi) et la distribution opinion sur l'ensemble de la cellule. A voir donc si on peut pas aller vers une représentation de ce plan comme on voit sur certain modèle (axe conviction, axe opinion).</text:p>
      <text:p text:style-name="P40"> </text:p>
      <text:p text:style-name="P39">R : Ce sont des tendances, on peut avoir chgt d'opinion à chaque visite activité, et on pensait limiter çà à 6 interactions maximum. Pour le moment, pas de calibrage. </text:p>
      <text:h text:style-name="Heading_20_4" text:outline-level="4"><text:span text:style-name="T7">ü  </text:span><text:span text:style-name="T12">Précisions</text:span></text:h>
      <text:p text:style-name="P39">La loi qui fait changer cpt est la même pour tous. Ne pas différencier la vitesse du changement par classe d'éducation</text:p>
      <text:p text:style-name="P39">Mais selon ta CSP, tu te retrouves ou pas dans différents lieux, avec différentes personnes, qui ont des cpts différenciés. On cherche à mesurer ca en relatif, et on peut imaginer faire varier les règles de la littérature en observant cette différenciation.</text:p>
      <text:p text:style-name="P39">R : si tu bouges plus ou moins tu vas rencontrer plus ou moins de monde. Le chgt de comportement on le maitrise pas trop, donc tout chose égale par ailleurs, selon cette regle, quel changement ca induit en terme de mobilité. Si les gens sont plus mobiles est ce qu'on obtient des états différents, peu importe proba opinion.</text:p>
      <text:p text:style-name="P40"> </text:p>
      <text:p text:style-name="P39">Q : Si on teste plusieurs règles, et qu'on observe des croissances différenciés contradictoire. Vous essayez de rattacher l'ensemble a des données empiriques. Point faible de votre modèle, et en plus ca vous intéresse pas...</text:p>
      <text:p text:style-name="P39">R : on cherche pas a modéliser un comportement de santé, on va chercher à trouver différentes réponses en fct des règles. On aura des scenarios différents, et la règle c'est un paramètre que l'on peut changer. Combinatoire de modèles.</text:p>
      <text:h text:style-name="Heading_20_2" text:outline-level="2"><text:span text:style-name="T12">2.4</text:span><text:span text:style-name="T4">       </text:span><text:span text:style-name="T12">Les différents scénarios à tester</text:span></text:h>
      <text:h text:style-name="Heading_20_3" text:outline-level="3"><text:span text:style-name="T12">2.4.1</text:span><text:span text:style-name="T4">      </text:span><text:span text:style-name="T12">Les paramètres de sortie</text:span></text:h>
      <text:p text:style-name="P45"><text:span text:style-name="T19">·</text:span><text:span text:style-name="T5">       </text:span><text:span text:style-name="T12">Paramètre principal : Ampleur de la différence de la consommation de fruits et légumes entre groupes sociaux à la fin de simulation.</text:span></text:p>
      <text:p text:style-name="P39">Q : et si on ne voit pas de dépendance dans la mobilité ?</text:p>
      <text:p text:style-name="P39">R : on ne cherche pas la dépendance entre mobilité et comportement. Le pivot c'est la classe sociale. On ne dit rien à l’initialisation sur la relation entre mobilité et cpt de santé, mais on aimerait la retrouver en sortie.</text:p>
      <text:p text:style-name="P42"><text:soft-page-break/>Clem: Difference de % ou rapport ?</text:p>
      <text:p text:style-name="P40"> </text:p>
      <text:p text:style-name="P45"><text:span text:style-name="T19">·</text:span><text:span text:style-name="T5">       </text:span><text:span text:style-name="T12">Mesure de la ségrégation dans la ville (indice de Gini par exemple) à chaque pas de temps. Pour chacun de scénarios envisagés (cf. ci-dessous), cet indice peut varier entre nuit/journée/soirée mais ça devrait rester stable d’un jour sur l’autre car les comportements de mobilité des agents ne sont pas supposés varier.</text:span></text:p>
      <text:p text:style-name="P42">Clem: Plutot que simplement Gini (berk!), plutot indice de moran et/ou entropy, dissimilarity, exposition</text:p>
      <text:p text:style-name="Text_20_body"> </text:p>
      <text:h text:style-name="Heading_20_3" text:outline-level="3"><text:span text:style-name="T12">2.4.2</text:span><text:span text:style-name="T4">      </text:span><text:span text:style-name="T12">Les scénarios</text:span></text:h>
      <text:p text:style-name="P20">A l’initialisation du modèle : Introduction d’une légère différence de comportement entre groupes sociaux. </text:p>
      <text:p text:style-name="P20">Différents scenarios (cf . tableau) pour observer en sortie du modèle l’ampleur des disparités de consommation de fruits et légumes entre groupes sociaux</text:p>
      <text:p text:style-name="P21">Ampleur (supposée !) des disparités sociales de comportements en sortie du modèle (pour les 20 scénarios différ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rows-spanned="5" office:value-type="string">
            <text:p text:style-name="P15">Ségrégation sociale dans les quartiers d’activité</text:p>
          </table:table-cell>
          <table:table-cell table:style-name="Table1.B1" office:value-type="string">
            <text:p text:style-name="P14">Forte</text:p>
          </table:table-cell>
          <table:table-cell table:style-name="Table1.C1" office:value-type="string">
            <text:p text:style-name="P17"><office:annotation><dc:date>2016-10-18T11:20:31</dc:date><text:list text:continue-numbering="true" text:style-name=""><text:list-item><text:p>&lt;!--[if gte vml 1]&gt;&lt;v:shapetype</text:p></text:list-item></text:list><text:p><text:s text:c="3"/>id="_x0000_t32" coordsize="21600,21600" o:spt="32" o:oned="t" path="m0,0l21600,21600e"</text:p><text:p><text:s text:c="3"/>filled="f"&gt;</text:p><text:p><text:s text:c="3"/>&lt;v:path arrowok="t" fillok="f" o:connecttype="none"/&gt;</text:p><text:p><text:s text:c="3"/>&lt;o:lock v:ext="edit" shapetype="t"/&gt;</text:p><text:p><text:s text:c="2"/>&lt;/v:shapetype&gt;&lt;v:shape id="Connecteur_x0020_droit_x0020_avec_x0020_flèche_x0020_2"</text:p><text:p><text:s text:c="3"/>o:spid="_x0000_s1026" type="#_x0000_t32" style='position:absolute;left:0;</text:p><text:p><text:s text:c="3"/>text-align:left;margin-left:29.75pt;margin-top:11.3pt;width:189.75pt;</text:p><text:p><text:s text:c="3"/>height:32.25pt;flip:y;z-index:251659264;visibility:visible;mso-wrap-style:square;</text:p><text:p><text:s text:c="3"/>mso-width-percent:0;mso-height-percent:0;mso-wrap-distance-left:9pt;</text:p><text:p><text:s text:c="3"/>mso-wrap-distance-top:0;mso-wrap-distance-right:9pt;</text:p><text:p><text:s text:c="3"/>mso-wrap-distance-bottom:0;mso-position-horizontal:absolute;</text:p><text:p><text:s text:c="3"/>mso-position-horizontal-relative:text;mso-position-vertical:absolute;</text:p><text:p><text:s text:c="3"/>mso-position-vertical-relative:text;mso-width-percent:0;</text:p><text:p><text:s text:c="3"/>mso-height-percent:0;mso-width-relative:margin;mso-height-relative:margin'</text:p><text:p><text:s text:c="3"/>o:gfxdata="UEsDBBQABgAIAAAAIQApm/tGBAEAAB4CAAATAAAAW0NvbnRlbnRfVHlwZXNdLnhtbKSRzU7DMBCE</text:p><text:p>70i8g+UrSpxyQAgl6YGfI3AoD7DYm8TCsS2vW9q3Z5OmF1RVSFws2+uZ+TSu1/vRiR0mssE3clVW</text:p><text:p>UqDXwVjfN/Jj81LcS0EZvAEXPDbygCTX7fVVvTlEJMFqT40cco4PSpEecAQqQ0TPky6kETIfU68i</text:p><text:p>6C/oUd1W1Z3SwWf0uciTh2zrJ+xg67J43vP1kYTlUjwe301RjYQYndWQGVRNU3VWl9DRBeHOm190</text:p><text:p>xUJWsnI2p8FGulkS3riaZA2Kd0j5FUbmUNrZ+BkgGWUSfHNRdNqsysvYZ9JD11mNJujtyI2Ui+Pf</text:p><text:p>4jO3jWpe/58825xy1fy77Q8AAAD//wMAUEsDBBQABgAIAAAAIQCtMD/xwQAAADIBAAALAAAAX3Jl</text:p><text:p>bHMvLnJlbHOEj80KwjAQhO+C7xD2btN6EJGmvYjgVfQB1mTbBtskZOPf25uLoCB4m2XYb2bq9jGN</text:p><text:p>4kaRrXcKqqIEQU57Y12v4HTcLdYgOKEzOHpHCp7E0DbzWX2gEVN+4sEGFpniWMGQUthIyXqgCbnw</text:p><text:p>gVx2Oh8nTPmMvQyoL9iTXJblSsZPBjRfTLE3CuLeVCCOz5CT/7N911lNW6+vE7n0I0KaiPe8LCMx</text:p><text:p>9pQU6NGGs8do3ha/RVXk5iCbWn4tbV4AAAD//wMAUEsDBBQABgAIAAAAIQCCq3YoDAIAAPUEAAAf</text:p><text:p>AAAAY2xpcGJvYXJkL2RyYXdpbmdzL2RyYXdpbmcxLnhtbKRUTXPTMBC9M8N/0OhO7TqEpJ46PYS2</text:p><text:p>Fz46FLgvsmxrkCWPpDjOP+J/8MdYRbLjZhgY6E1rvff27fPa1zdDK0nPjRVaFfTyIqWEK6ZLoeqC</text:p><text:p>fvl892pNiXWgSpBa8YIeuKU3m5cvriGvDXSNYAQVlM2hoI1zXZ4kljW8BXuhO67wrtKmBYelqZPS</text:p><text:p>wB6VW5lkafomaUEoujlJvQUHZGfEf0hJzb7zcguqB4uSkuXzJ9GjZM9Xhlz196Z77B6Md84+9A+G</text:p><text:p>iLKgmJyCFiOiSbyIMCyTM1Z9Ehgq03q8rioyFHSxTBfZ1ZKSQ0GzRbbKVsugxwdHGAKy1+nVOkMA</text:p><text:p>QwSelyOANR//IsGa2z+LoM1gBw8zi2xQj533qPqtP55Pno2Tb7VSnDm+M6Q0WjgCPWekkj9/4EqQ</text:p><text:p>bAomqozBzERtFPc2kCi6r7iUxxV5Zj7TaJB3xrp7rlviDwW1zoCoGxfNaxP6Qf/OuuBwJPgIpCJ7</text:p><text:p>fAlrH7uvrZaivBNSHgu/+XwrDelBFvRbHaTkrn2vy/BstUzT1AeBho4fioeHaq7kQMhbVRJ36HCj</text:p><text:p>wBi9jySpAjoGZd1B8mDsE69wEXFFQtdJPTQGxrhyl5MKoj2tQusTMQ0jPZ3iKTHiPZVXFb7sfyFP</text:p><text:p>jGNnrU7kVihtftfdDaPlKuDD9GFqzDDuZnL2wR9R8Qfl/yrzevMLAAD//wMAUEsDBBQABgAIAAAA</text:p><text:p>IQBn5CUzQQYAAM8ZAAAaAAAAY2xpcGJvYXJkL3RoZW1lL3RoZW1lMS54bWzsWc1uGzcQvhfoOyz2</text:p><text:p>3liy9RMbkQNbkuM2VhJESoocqV1qlzF3uSApO7oVybFAgaJp0UMD9NZD0TZAAvSSPo3bFG0K5BU6</text:p><text:p>5P6IlKjaMXwwisiAsTv7zXA4M/sNyb12/VFCvSPMBWFpx69fqfkeTgMWkjTq+PdGex9d9T0hURoi</text:p><text:p>ylLc8WdY+Ne3P/zgGtoKKMnGDPFwFOMEe2AoFVuo48dSZltrayIAMRJXWIZTeDZhPEESbnm0FnJ0</text:p><text:p>DAMkdG29VmutJYik/jZYlMpQn8K/VAolCCgfKjPYS1ECo9+eTEiANTY8rCuEmIku5d4Roh0fbIbs</text:p><text:p>eIQfSd+jSEh40PFr+uevbV9bQ1uFEpUrdA29Pf0r9AqF8HBdj8mjcTVoo9FstHYq+xpA5TKu3+63</text:p><text:p>+q3KngagIICZ5r6YNpu7m7u9ZoE1QPmlw3av3duoW3jD/saSzztN9WfhNSi331jC7+11IYoWXoNy</text:p><text:p>fHMJ32i017sNC69BOb61hG/XdnqNtoXXoJiS9HAJXWu2NrrlbCvIhNF9J3yz2dhrrxfG5yiohqq6</text:p><text:p>1BATlspVtZagh4zvAUABKZIk9eQswxMUQE12ESVjTrwDEsVSDYO2MDKe56JALInUiJ4IOMlkx/8k</text:p><text:p>Q6lvQN6++untqxfeyeOXJ49/PXny5OTxL7khS2sfpZGp9eaHL/959pn394vv3zz92o0XJv6Pnz//</text:p><text:p>/bev3EB4ieaTfP3N8z9fPn/97Rd//fjUAd/haGzCRyTBwruFj727LIGJ6ajYnuMxfzeNUYyIqbGT</text:p><text:p>RgKlSI3isN+XsYW+NUMUOXC72I7gfQ4k4gLemD60HB7GfCqJw+LNOLGAA8boLuPOKNxUYxlhHk3T</text:p><text:p>yD04n5q4uwgducbuotTKb3+aAXsSl8lujC0371CUShThFEtPPWOHGDtm94AQK64DEnAm2ER6D4i3</text:p><text:p>i4gzJCMytqpprrRPEsjLzOUg5NuKzeC+t8uoa9Y9fGQj4a1A1OH8CFMrjDfQVKLEZXKEEmoG/ADJ</text:p><text:p>2OXkcMYDE9cXEjIdYcq8foiFcOnc5jBfI+k3gUDcaR/QWWIjuSSHLpsHiDET2WOH3RglmQs7JGls</text:p><text:p>Yj8Wh1CiyLvDpAs+YPYbou4hDyhdme77BFvpPp0N7gF3mi7NC0Q9mXJHLm9gZtXvcEYnCGuqAWq3</text:p><text:p>GDsh6an0nY9wccQNVPn6u2cOvy8rZe9w4nxn9heIehVukZ67jIfk8rNzD03TOxheiOUW9Z6c35Oz</text:p><text:p>/78n51Xv88VT8pyFgaDVYjBfbuvFd7Jy7T0hlA7ljOIDoZffAnpPuAdCpaf3mLjai2UxXKo3GQaw</text:p><text:p>cBFHWsfjTH5KZDyMUQZL97qvjESiMB0JL2MCtoxa7LSt8HSaDFiYbznrdbW9zMlDIDmX15qVHLYL</text:p><text:p>Mke32vNtVGVeexvp7W7pgNJ9FyeMwWwnNhxOtEuhCpLeXEPQHE7omV2IF5sOL64q82WqlrwA16qs</text:p><text:p>wOLIgyVVx282QAWUYM+EKA5VnvJUl9nVybzITK8KplUBNTjDKCpgnulN5evK6anZ5aV2hkxbThjl</text:p><text:p>ZjuhI6N7mIhRiIvqVNKzuPGuud6cp9RyT4WiiIXhRvvqf3lx3lyD3iI30NRkCpp6xx2/tdGEkglQ</text:p><text:p>1vEnsHWHyySD2hFqUYtoBIdegeT5C38eZsm4kD0k4jzgmnRyNkiIxNyjJOn4avpVGmiqOUT7Vl8H</text:p><text:p>Qri0zm0CrVw25yDpdpLxZIIDaabdkKhI57fA8DlXOJ9q9fODlSabQrqHcXjsjemU30VQYs12XQUw</text:p><text:p>JALOd+p5NEMCR5IVkc3rb6ExFbRrngnqGsrliGYxKjqKSeY5XFN55Y6+q2Jg3BVzhoAaISka4ThS</text:p><text:p>DdYMqtVNq66R+7Cy656upCJnkOa8Z1qsorqmm8WsEco2sBDL8zV5w6syxNAuzQ6fU/ci5W6WXLew</text:p><text:p>Tqi6BAS8ip+j656hIRiuzQezXFMeL9Ow4uxCaveOcoKnuHaWJmGwfqs0uxC3qkc4hwPhuTo/6C1W</text:p><text:p>LYgm5bpSR9r1eWGAMm8c1Ts+HPHDCcQjuIKPBD7I1pVsXcngCk7+oV3kx/Udv7goJfA8l1SYjVKy</text:p><text:p>UWIapaRRSpqlpFlKWqWk5Xv6XBu+pagjbd8rj62hhxXH3MXawv4Gs/0vAAAA//8DAFBLAwQUAAYA</text:p><text:p>CAAAACEAnGZGQbsAAAAkAQAAKgAAAGNsaXBib2FyZC9kcmF3aW5ncy9fcmVscy9kcmF3aW5nMS54</text:p><text:p>bWwucmVsc4SPzQrCMBCE74LvEPZu0noQkSa9iNCr1AcIyTYtNj8kUezbG+hFQfCyMLPsN7NN+7Iz</text:p><text:p>eWJMk3ccaloBQae8npzhcOsvuyOQlKXTcvYOOSyYoBXbTXPFWeZylMYpJFIoLnEYcw4nxpIa0cpE</text:p><text:p>fUBXNoOPVuYio2FBqrs0yPZVdWDxkwHii0k6zSF2ugbSL6Ek/2f7YZgUnr16WHT5RwTLpRcWoIwG</text:p><text:p>MwdKV2edNS1dgYmGff0m3gAAAP//AwBQSwECLQAUAAYACAAAACEAKZv7RgQBAAAeAgAAEwAAAAAA</text:p><text:p>AAAAAAAAAAAAAAAAW0NvbnRlbnRfVHlwZXNdLnhtbFBLAQItABQABgAIAAAAIQCtMD/xwQAAADIB</text:p><text:p>AAALAAAAAAAAAAAAAAAAADUBAABfcmVscy8ucmVsc1BLAQItABQABgAIAAAAIQCCq3YoDAIAAPUE</text:p><text:p>AAAfAAAAAAAAAAAAAAAAAB8CAABjbGlwYm9hcmQvZHJhd2luZ3MvZHJhd2luZzEueG1sUEsBAi0A</text:p><text:p>FAAGAAgAAAAhAGfkJTNBBgAAzxkAABoAAAAAAAAAAAAAAAAAaAQAAGNsaXBib2FyZC90aGVtZS90</text:p><text:p>aGVtZTEueG1sUEsBAi0AFAAGAAgAAAAhAJxmRkG7AAAAJAEAACoAAAAAAAAAAAAAAAAA4QoAAGNs</text:p><text:p>aXBib2FyZC9kcmF3aW5ncy9fcmVscy9kcmF3aW5nMS54bWwucmVsc1BLBQYAAAAABQAFAGcBAADk</text:p><text:p>CwAAAAA=</text:p><text:p>" strokecolor="#bfbfbf [2412]" strokeweight="2.25pt"&gt;</text:p><text:p><text:s text:c="3"/>&lt;v:stroke endarrow="open" joinstyle="miter"/&gt;</text:p><text:p><text:s text:c="2"/>&lt;/v:shape&gt;&lt;![endif]--&gt;</text:p></office:annotation>10</text:p>
          </table:table-cell>
          <table:table-cell table:style-name="Table1.C1" office:value-type="string">
            <text:p text:style-name="P17">100</text:p>
          </table:table-cell>
          <table:table-cell table:style-name="Table1.C1" office:value-type="string">
            <text:p text:style-name="P17">500</text:p>
          </table:table-cell>
          <table:table-cell table:style-name="Table1.B1" office:value-type="string">
            <text:p text:style-name="P17">1000</text:p>
          </table:table-cell>
        </table:table-row>
        <table:table-row>
          <table:covered-table-cell/>
          <table:table-cell table:style-name="Table1.B2" office:value-type="string">
            <text:p text:style-name="P14">Observée</text:p>
          </table:table-cell>
          <table:table-cell table:style-name="Table1.C2" office:value-type="string">
            <text:p text:style-name="P17">5</text:p>
          </table:table-cell>
          <table:table-cell table:style-name="Table1.C2" office:value-type="string">
            <text:p text:style-name="P17">50</text:p>
          </table:table-cell>
          <table:table-cell table:style-name="Table1.C2" office:value-type="string">
            <text:p text:style-name="P17">250</text:p>
          </table:table-cell>
          <table:table-cell table:style-name="Table1.B2" office:value-type="string">
            <text:p text:style-name="P17">500</text:p>
          </table:table-cell>
        </table:table-row>
        <table:table-row>
          <table:covered-table-cell/>
          <table:table-cell table:style-name="Table1.B2" office:value-type="string">
            <text:p text:style-name="P14">Faible</text:p>
          </table:table-cell>
          <table:table-cell table:style-name="Table1.C2" office:value-type="string">
            <text:p text:style-name="P17">1</text:p>
          </table:table-cell>
          <table:table-cell table:style-name="Table1.C2" office:value-type="string">
            <text:p text:style-name="P17">10</text:p>
          </table:table-cell>
          <table:table-cell table:style-name="Table1.C2" office:value-type="string">
            <text:p text:style-name="P17">50</text:p>
          </table:table-cell>
          <table:table-cell table:style-name="Table1.B2" office:value-type="string">
            <text:p text:style-name="P17">100</text:p>
          </table:table-cell>
        </table:table-row>
        <table:table-row>
          <table:covered-table-cell/>
          <table:table-cell table:style-name="Table1.B4" office:value-type="string">
            <text:p text:style-name="P14">Aucune* </text:p>
          </table:table-cell>
          <table:table-cell table:style-name="Table1.C4" office:value-type="string">
            <text:p text:style-name="P17">0</text:p>
          </table:table-cell>
          <table:table-cell table:style-name="Table1.C4" office:value-type="string">
            <text:p text:style-name="P17">1</text:p>
          </table:table-cell>
          <table:table-cell table:style-name="Table1.C4" office:value-type="string">
            <text:p text:style-name="P17">5</text:p>
          </table:table-cell>
          <table:table-cell table:style-name="Table1.B4" office:value-type="string">
            <text:p text:style-name="P17">10</text:p>
          </table:table-cell>
        </table:table-row>
        <table:table-row>
          <table:covered-table-cell/>
          <table:table-cell table:style-name="Table1.B5" office:value-type="string">
            <text:p text:style-name="P14">Pas de mobilité</text:p>
          </table:table-cell>
          <table:table-cell table:style-name="Table1.C5" office:value-type="string">
            <text:p text:style-name="P17">0</text:p>
          </table:table-cell>
          <table:table-cell table:style-name="Table1.C5" office:value-type="string">
            <text:p text:style-name="P17">1</text:p>
          </table:table-cell>
          <table:table-cell table:style-name="Table1.C5" office:value-type="string">
            <text:p text:style-name="P17">5</text:p>
          </table:table-cell>
          <table:table-cell table:style-name="Table1.B5" office:value-type="string">
            <text:p text:style-name="P17">10</text:p>
          </table:table-cell>
        </table:table-row>
        <table:table-row>
          <table:table-cell table:style-name="Table1.A6" table:number-rows-spanned="2" table:number-columns-spanned="2" office:value-type="string">
            <text:p text:style-name="P13"> </text:p>
          </table:table-cell>
          <table:covered-table-cell/>
          <table:table-cell table:style-name="Table1.C5" office:value-type="string">
            <text:p text:style-name="P17">Aucune</text:p>
          </table:table-cell>
          <table:table-cell table:style-name="Table1.C5" office:value-type="string">
            <text:p text:style-name="P17">Faible</text:p>
          </table:table-cell>
          <table:table-cell table:style-name="Table1.C5" office:value-type="string">
            <text:p text:style-name="P17">Observée</text:p>
          </table:table-cell>
          <table:table-cell table:style-name="Table1.B5" office:value-type="string">
            <text:p text:style-name="P17">Forte</text:p>
          </table:table-cell>
        </table:table-row>
        <table:table-row>
          <table:covered-table-cell/>
          <table:covered-table-cell/>
          <table:table-cell table:style-name="Table1.B5" table:number-columns-spanned="4" office:value-type="string">
            <text:p text:style-name="P16">Ségrégation sociale dans les quartiers de résidence</text:p>
          </table:table-cell>
          <table:covered-table-cell/>
          <table:covered-table-cell/>
          <table:covered-table-cell/>
        </table:table-row>
      </table:table>
      <text:p text:style-name="P43">* lieux d’activités/de résidence définis aléatoirement) </text:p>
      <text:p text:style-name="P38">Ajouter les schémas de Clémentine pour illustrer les lignes et colonnes du tableau</text:p>
      <text:p text:style-name="P37"> </text:p>
      <text:h text:style-name="Heading_20_3" text:outline-level="3"><text:span text:style-name="T12">2.4.3</text:span><text:span text:style-name="T4">      </text:span><text:span text:style-name="T12">Temporalités des mécanismes et des données</text:span></text:h>
      <text:p text:style-name="Text_20_body"> </text:p>
      <text:p text:style-name="P23">!!! Attention aux différentes dates des données utilisées :</text:p>
      <text:p text:style-name="P45"><text:span text:style-name="T12">-</text:span><text:span text:style-name="T4">        </text:span><text:span text:style-name="T12">Recensement (2012 ?) utilisé pour répartition spatiale des agents à leur lieu de résidence en fonction de leur âge, sexe et niveau d’éducation</text:span></text:p>
      <text:p text:style-name="P45"><text:span text:style-name="T12">-</text:span><text:span text:style-name="T4">        </text:span><text:span text:style-name="T12">Recensement (2012 ?) utilisé pour répartition spatiale des agents à leur lieu de travail/études en fonction de leur âge, sexe et niveau d’éducation</text:span></text:p>
      <text:p text:style-name="P45"><text:soft-page-break/><text:span text:style-name="T12">-</text:span><text:span text:style-name="T4">        </text:span><text:span text:style-name="T12">Enquête Globale Transport (2010) et Base Permanente des Equipements (2012 ?) utilisés pour répartition spatiale des agents à leur lieu de soirée en fonction de leur âge, sexe, niveau d’éducation et le type d’environnement résidentiel</text:span></text:p>
      <text:p text:style-name="Text_20_body"> </text:p>
      <text:p text:style-name="P46"><text:span text:style-name="T38">-</text:span><text:span text:style-name="T8">        </text:span><text:span text:style-name="T12">Baromètres Santé  Nutrition 1996 utilisé pour </text:span><text:span text:style-name="T35">initialiser le  modèle avec des distributions cohérentes.  </text:span><text:span text:style-name="T12">Baromètres Santé Nutrition</text:span><text:span text:style-name="T31"> </text:span><text:span text:style-name="T35">2002 et 2008 utilisés pour voir si les sorties de notre modèle de simulation correspondent  aux comportements observés en 2002 et 2008.</text:span></text:p>
      <text:p text:style-name="P2"> </text:p>
      <text:p text:style-name="P5">QUESTIONS : </text:p>
      <text:p text:style-name="P45"><text:span text:style-name="T20">ð</text:span><text:span text:style-name="T6">  </text:span><text:span text:style-name="T15">On postule donc que les répartitions spatiales des lieux de résidence, de travail et de soirée observés en 2012 restent fixes sur toute la période étudiée (1996 -2012) ?</text:span></text:p>
      <text:p text:style-name="P45"><text:span text:style-name="T20">ð</text:span><text:span text:style-name="T6">  </text:span><text:span text:style-name="T15">En revanche, on cherche à voir si des changements interviennent dans la répartition spatiale des données de consommation de fruits et légumes entre l’initialisation du modèle (1996) et la suite (1998, 2008 etc) ?</text:span></text:p>
      <text:p text:style-name="P37"> </text:p>
      <text:p text:style-name="P37"> </text:p>
      <text:p text:style-name="P37"> </text:p>
      <text:h text:style-name="Heading_20_2" text:outline-level="2"><text:span text:style-name="T12">2.5</text:span><text:span text:style-name="T4">       </text:span><text:span text:style-name="T12">Paramétrage du modèle</text:span></text:h>
      <text:p text:style-name="P37"> </text:p>
      <text:h text:style-name="Heading_20_3" text:outline-level="3"><text:span text:style-name="T12">2.5.1</text:span><text:span text:style-name="T4">      </text:span><text:span text:style-name="T12">Quels paramètres ?</text:span></text:h>
      <text:p text:style-name="P39">Q : Combien de paramètres pour la partie interaction agent ?</text:p>
      <text:p text:style-name="P39">R : 1 ou deux paramètres seulement pour la contagion ... Sur le changement c'est un à trois.</text:p>
      <text:p text:style-name="P40"> </text:p>
      <text:h text:style-name="Heading_20_3" text:outline-level="3"><text:span text:style-name="T12">2.5.2</text:span><text:span text:style-name="T4">      </text:span><text:span text:style-name="T12">Contrôler </text:span><text:span text:style-name="T13">l’évolution</text:span><text:span text:style-name="T12"> des comportements de santé dans les modèles à partir de données empiriques</text:span></text:h>
      <text:p text:style-name="P46"><text:span text:style-name="T38">-</text:span><text:span text:style-name="T8">        </text:span><text:span text:style-name="T35">Les données du </text:span><text:span text:style-name="T12">Baromètre Santé Nutrition</text:span><text:span text:style-name="T31"> </text:span><text:span text:style-name="T35">1998 permettront initialiser notre modèle avec des distributions cohérentes.  </text:span></text:p>
      <text:p text:style-name="P46"><text:span text:style-name="T38">-</text:span><text:span text:style-name="T8">        </text:span><text:span text:style-name="T35">Les données des </text:span><text:span text:style-name="T12">Baromètres Santé Nutrition</text:span><text:span text:style-name="T31"> </text:span><text:span text:style-name="T35">2002 et 2008 permettront de voir si les sorties de notre modèle de simulation correspondent  aux comportements observés en 2002 et 2008.</text:span></text:p>
      <text:h text:style-name="P11" text:outline-level="1"><text:span text:style-name="T12">3</text:span><text:span text:style-name="T4">       </text:span><text:span text:style-name="T12">Résults</text:span></text:h>
      <text:h text:style-name="Heading_20_2" text:outline-level="2"><text:span text:style-name="T28">3.1</text:span><text:span text:style-name="T10">       </text:span><text:span text:style-name="T28">the effects of social segregation around the clock on the social disparities in fruit &amp; vegetable consumption</text:span></text:h>
      <text:p text:style-name="P21">Ampleur (observée) des disparités sociales de comportements en sortie du modèle (pour les 20 <text:soft-page-break/>scénarios différents)</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table-cell table:style-name="Table2.A1" table:number-rows-spanned="5" office:value-type="string">
            <text:p text:style-name="P15">Ségrégation sociale dans les quartiers d’activité</text:p>
          </table:table-cell>
          <table:table-cell table:style-name="Table2.B1" office:value-type="string">
            <text:p text:style-name="P14">Forte</text:p>
          </table:table-cell>
          <table:table-cell table:style-name="Table2.C1" office:value-type="string">
            <text:p text:style-name="P18"> </text:p>
          </table:table-cell>
          <table:table-cell table:style-name="Table2.C1" office:value-type="string">
            <text:p text:style-name="P18"> </text:p>
          </table:table-cell>
          <table:table-cell table:style-name="Table2.C1" office:value-type="string">
            <text:p text:style-name="P18"> </text:p>
          </table:table-cell>
          <table:table-cell table:style-name="Table2.B1" office:value-type="string">
            <text:p text:style-name="P18"> </text:p>
          </table:table-cell>
        </table:table-row>
        <table:table-row>
          <table:covered-table-cell/>
          <table:table-cell table:style-name="Table2.B2" office:value-type="string">
            <text:p text:style-name="P14">Observée</text:p>
          </table:table-cell>
          <table:table-cell table:style-name="Table2.C2" office:value-type="string">
            <text:p text:style-name="P18"> </text:p>
          </table:table-cell>
          <table:table-cell table:style-name="Table2.C2" office:value-type="string">
            <text:p text:style-name="P18"> </text:p>
          </table:table-cell>
          <table:table-cell table:style-name="Table2.C2" office:value-type="string">
            <text:p text:style-name="P18"> </text:p>
          </table:table-cell>
          <table:table-cell table:style-name="Table2.B2" office:value-type="string">
            <text:p text:style-name="P18"> </text:p>
          </table:table-cell>
        </table:table-row>
        <table:table-row>
          <table:covered-table-cell/>
          <table:table-cell table:style-name="Table2.B2" office:value-type="string">
            <text:p text:style-name="P14">Faible</text:p>
          </table:table-cell>
          <table:table-cell table:style-name="Table2.C2" office:value-type="string">
            <text:p text:style-name="P18"> </text:p>
          </table:table-cell>
          <table:table-cell table:style-name="Table2.C2" office:value-type="string">
            <text:p text:style-name="P18"> </text:p>
          </table:table-cell>
          <table:table-cell table:style-name="Table2.C2" office:value-type="string">
            <text:p text:style-name="P18"> </text:p>
          </table:table-cell>
          <table:table-cell table:style-name="Table2.B2" office:value-type="string">
            <text:p text:style-name="P18"> </text:p>
          </table:table-cell>
        </table:table-row>
        <table:table-row>
          <table:covered-table-cell/>
          <table:table-cell table:style-name="Table2.B4" office:value-type="string">
            <text:p text:style-name="P14">Aucune* </text:p>
          </table:table-cell>
          <table:table-cell table:style-name="Table2.C4" office:value-type="string">
            <text:p text:style-name="P18"> </text:p>
          </table:table-cell>
          <table:table-cell table:style-name="Table2.C4" office:value-type="string">
            <text:p text:style-name="P18"> </text:p>
          </table:table-cell>
          <table:table-cell table:style-name="Table2.C4" office:value-type="string">
            <text:p text:style-name="P18"> </text:p>
          </table:table-cell>
          <table:table-cell table:style-name="Table2.B4" office:value-type="string">
            <text:p text:style-name="P18"> </text:p>
          </table:table-cell>
        </table:table-row>
        <table:table-row>
          <table:covered-table-cell/>
          <table:table-cell table:style-name="Table2.B5" office:value-type="string">
            <text:p text:style-name="P14">Pas de mobilité</text:p>
          </table:table-cell>
          <table:table-cell table:style-name="Table2.C5" office:value-type="string">
            <text:p text:style-name="P18"> </text:p>
          </table:table-cell>
          <table:table-cell table:style-name="Table2.C5" office:value-type="string">
            <text:p text:style-name="P18"> </text:p>
          </table:table-cell>
          <table:table-cell table:style-name="Table2.C5" office:value-type="string">
            <text:p text:style-name="P18"> </text:p>
          </table:table-cell>
          <table:table-cell table:style-name="Table2.B5" office:value-type="string">
            <text:p text:style-name="P18"> </text:p>
          </table:table-cell>
        </table:table-row>
        <table:table-row>
          <table:table-cell table:style-name="Table2.A6" table:number-rows-spanned="2" table:number-columns-spanned="2" office:value-type="string">
            <text:p text:style-name="P13"> </text:p>
          </table:table-cell>
          <table:covered-table-cell/>
          <table:table-cell table:style-name="Table2.C5" office:value-type="string">
            <text:p text:style-name="P17">Aucune</text:p>
          </table:table-cell>
          <table:table-cell table:style-name="Table2.C5" office:value-type="string">
            <text:p text:style-name="P17">Faible</text:p>
          </table:table-cell>
          <table:table-cell table:style-name="Table2.C5" office:value-type="string">
            <text:p text:style-name="P17">Observée</text:p>
          </table:table-cell>
          <table:table-cell table:style-name="Table2.B5" office:value-type="string">
            <text:p text:style-name="P17">Forte</text:p>
          </table:table-cell>
        </table:table-row>
        <table:table-row>
          <table:covered-table-cell/>
          <table:covered-table-cell/>
          <table:table-cell table:style-name="Table2.B5" table:number-columns-spanned="4" office:value-type="string">
            <text:p text:style-name="P16">Ségrégation sociale dans les quartiers de résidence</text:p>
          </table:table-cell>
          <table:covered-table-cell/>
          <table:covered-table-cell/>
          <table:covered-table-cell/>
        </table:table-row>
      </table:table>
      <text:p text:style-name="P43">* lieux d’activités/de résidence définis aléatoirement) </text:p>
      <text:h text:style-name="Heading_20_2" text:outline-level="2"><text:span text:style-name="T12">3.2</text:span><text:span text:style-name="T4">       </text:span><text:span text:style-name="T12">Les indices de ségrégation au cours du temps</text:span></text:h>
      <text:p text:style-name="P32"> </text:p>
      <text:p text:style-name="P32">…<text:span text:style-name="T45">.</text:span></text:p>
      <text:h text:style-name="P11" text:outline-level="1"><text:span text:style-name="T12">4</text:span><text:span text:style-name="T4">       </text:span><text:span text:style-name="T12">Discussion</text:span></text:h>
      <text:h text:style-name="P12" text:outline-level="2"> </text:h>
      <text:p text:style-name="Text_20_body"> </text:p>
      <text:h text:style-name="P11" text:outline-level="1"><text:span text:style-name="T12">5</text:span><text:span text:style-name="T4">       </text:span><text:span text:style-name="T12">Conclusion</text:span></text:h>
      <text:p text:style-name="Text_20_body"> </text:p>
      <text:p text:style-name="Text_20_body"> </text:p>
      <text:p text:style-name="Text_20_body"> </text:p>
      <text:h text:style-name="P11" text:outline-level="1"><text:span text:style-name="T12">6</text:span><text:span text:style-name="T4">       </text:span><text:span text:style-name="T12">References</text:span></text:h>
      <text:p text:style-name="P54"> </text:p>
      <text:p text:style-name="P55">ANNEXES – pour suivi</text:p>
      <text:p text:style-name="P44"> </text:p>
      <text:p text:style-name="P39">On cherche à expliquer, élucider (Besse2000), mais pas à prédire.</text:p>
      <text:p text:style-name="Text_20_body"> </text:p>
      <text:p text:style-name="P41">Toy Model (netlogo)</text:p>
      <text:p text:style-name="P39">Modèle jouet, scenario caricaturaux. </text:p>
      <text:p text:style-name="P39">Deux activités A1 A2, jour/nuit. </text:p>
      <text:p text:style-name="P39">A2 activité du soir, totalement aléatoire. </text:p>
      <text:p text:style-name="P39">A1 activité du jour. </text:p>
      <text:p text:style-name="P39">Une activité mixante et une non mixante. Au début 50 % mobilité jour, 50% mobilité soir. Attractivité fct du niveau d'étude.</text:p>
      <text:p text:style-name="P39">Voir quel type de règle on pouvait mobiliser pour changer comportement agent.</text:p>
      <text:p text:style-name="P39">Grille simple arbitraire</text:p>
      <text:p text:style-name="P39">Celule : nb résident (aléatoire ou fixe), nb équipement (aléatoire ou fixe), zone d'attractivité activité 1 ? (gradient centre périphérie), zone d'attractivité 2 ? (aléatoire)</text:p>
      <text:p text:style-name="P39">Résident par cellule :</text:p>
      <text:p text:style-name="P39">* 3 Niveau éducation (1 / 3 par niveau)</text:p>
      <text:p text:style-name="P39">* Statut alimentaire (proportion)</text:p>
      <text:p text:style-name="P39">* Profil activité ( activité 1 et/ ou activité 2 =&gt; 4 possibilité)</text:p>
      <text:p text:style-name="P40"> </text:p>
      <text:p text:style-name="P39">Cellule, attribution d'un profil à l'initialisation (rien, 1 , 1 et 2, 2) :</text:p>
      <text:p text:style-name="P39">* Actractivité de 1  (gradient centre périphérie, cellule centrale (emploi/pop))</text:p>
      <text:p text:style-name="P39">* Actractivité de 2 (cellule péricentrale ou aléatoire (bar/pop))</text:p>
      <text:p text:style-name="P40"> </text:p>
      <text:p text:style-name="P39">Attractivité 1, la premiere fois aléatoire, et ensuite on revient toujours à la meme.</text:p>
      <text:p text:style-name="P39">Attractivité 2, c'est tout le temps aléatoire chaque jour</text:p>
      <text:p text:style-name="P40"> </text:p>
      <text:p text:style-name="P39">Par cellule, on a typologie éducation aléatoire (3 catégories), et pour chaque agent de cette cellule, on definit l'emploi du temps activité fct de sa catégorie, et son statut de bouffeur ou pas de viande (probabilité)</text:p>
      <text:p text:style-name="P39">Fixé à l'initialisation</text:p>
      <text:p text:style-name="P39">0 ou 1 pour l'état de l'agent au niveau consommation</text:p>
      <text:p text:style-name="P39">Probabilité de changement à chaque activité, dépendante de ces densité : adversaire et ressources.</text:p>
      <text:p text:style-name="P39">Densité de carnivore et densité de végétarien calculé en relatif au niveau de la cellule.</text:p>
      <text:p text:style-name="P39">Quotien de localisation : (nombre personne adverse das un carreau / nombre de personne adverse totale dans le modèle) * k ; k est à calibrer en fonction du nombre de carreau et autre chose ?</text:p>
      <text:p text:style-name="P39">Trois temps</text:p>
      <text:p text:style-name="P39"><text:soft-page-break/>&gt; journée (activité 1)</text:p>
      <text:p text:style-name="P39">&gt; soirée (activité 2)</text:p>
      <text:p text:style-name="P40"> </text:p>
      <text:p text:style-name="P41">Et les équipements ?</text:p>
      <text:p text:style-name="P39">Pour les ressources, est ce qu'on part sur un calcul similaire ?</text:p>
      <text:p text:style-name="P39">Chaque pas de temps on demande aux cellules de calculer cette densité, et on applique une probabilité pour chacun des individus qui est à l'intérieur. Reste à voir comment on fait pour cumuler ces deux probabilités ( densité individus adversaires et présence ressources) Appelé à chaque activité, donc trois fois.</text:p>
      <text:p text:style-name="P40"> </text:p>
      <text:p text:style-name="P39">BOucherie et supermarché pour l’achat</text:p>
      <text:p text:style-name="P39">Fixe dans l’espace et le temps</text:p>
      <text:p text:style-name="P39"><text:line-break/>On fait du fixe avec un intervalle temporel. Dans un équipement on prend pas en compte que la ressource peut apparaitre ou disparaitre</text:p>
      <text:p text:style-name="Text_20_body"> </text:p>
      <text:p text:style-name="Text_20_body"><office:annotation><dc:date>2016-10-18T11:20:31</dc:date><text:list text:continue-numbering="true" text:style-name=""><text:list-item><text:p>&lt;!--EndFragment--&gt;</text:p></text:list-item></text:list></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Calibri Light" svg:font-family="'Calibri Light', serif"/>
    <style:font-face style:name="Courier New" svg:font-family="'Courier New'"/>
    <style:font-face style:name="Helvetica1" svg:font-family="Helvetica"/>
    <style:font-face style:name="Palatino Linotype" svg:font-family="'Palatino Linotype'"/>
    <style:font-face style:name="Symbol" svg:font-family="Symbol"/>
    <style:font-face style:name="Wingdings" svg:font-family="Wingdings"/>
    <style:font-face style:name="Helvetica" svg:font-family="Helvetica" style:font-family-generic="roman"/>
    <style:font-face style:name="Times-Roman" svg:font-family="Times-Roman" style:font-family-generic="roman"/>
    <style:font-face style:name="Lucida Grande" svg:font-family="'Lucida Grande'"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ementine Cottineau</meta:initial-creator>
    <meta:creation-date>2016-10-18T11:20:25.628209000</meta:creation-date>
    <dc:date>2016-10-18T11:44:01.107951000</dc:date>
    <dc:creator>Clementine Cottineau</dc:creator>
    <meta:editing-duration>P0D</meta:editing-duration>
    <meta:editing-cycles>2</meta:editing-cycles>
    <meta:generator>LibreOffice/4.2.0.4$MacOSX_x86 LibreOffice_project/05dceb5d363845f2cf968344d7adab8dcfb2ba71</meta:generator>
    <meta:document-statistic meta:table-count="2" meta:image-count="0" meta:object-count="0" meta:page-count="17" meta:paragraph-count="438" meta:word-count="5753" meta:character-count="37428" meta:non-whitespace-character-count="31231"/>
  </office:meta>
</office:document-meta>
</file>